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Arial-BoldMT" svg:font-family="Arial-BoldMT" style:font-family-generic="roman" style:font-pitch="variable"/>
    <style:font-face style:name="Arial-ItalicMT" svg:font-family="Arial-ItalicMT" style:font-family-generic="roman" style:font-pitch="variable"/>
    <style:font-face style:name="ArialMT" svg:font-family="Arial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720d92a"/>
    </style:style>
    <style:style style:name="P2" style:family="paragraph" style:parent-style-name="Standard">
      <style:text-properties officeooo:paragraph-rsid="0721f3ff"/>
    </style:style>
    <style:style style:name="P3" style:family="paragraph" style:parent-style-name="Standard">
      <style:text-properties officeooo:paragraph-rsid="0723bfd0"/>
    </style:style>
    <style:style style:name="P4" style:family="paragraph" style:parent-style-name="Standard">
      <style:text-properties officeooo:paragraph-rsid="0725b805"/>
    </style:style>
    <style:style style:name="P5" style:family="paragraph" style:parent-style-name="Standard">
      <style:paragraph-properties fo:text-align="center" style:justify-single-word="false"/>
      <style:text-properties officeooo:paragraph-rsid="0726e0eb"/>
    </style:style>
    <style:style style:name="P6" style:family="paragraph" style:parent-style-name="Standard">
      <style:paragraph-properties fo:text-align="center" style:justify-single-word="false"/>
      <style:text-properties officeooo:paragraph-rsid="0756426a"/>
    </style:style>
    <style:style style:name="P7" style:family="paragraph" style:parent-style-name="Standard">
      <style:paragraph-properties fo:text-align="center" style:justify-single-word="false"/>
      <style:text-properties officeooo:paragraph-rsid="0765ad18"/>
    </style:style>
    <style:style style:name="P8" style:family="paragraph" style:parent-style-name="Standard">
      <style:paragraph-properties fo:text-align="center" style:justify-single-word="false"/>
      <style:text-properties officeooo:paragraph-rsid="07702981"/>
    </style:style>
    <style:style style:name="P9" style:family="paragraph" style:parent-style-name="Standard">
      <style:paragraph-properties fo:text-align="center" style:justify-single-word="false"/>
      <style:text-properties officeooo:paragraph-rsid="077681fb"/>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officeooo:paragraph-rsid="0728bd96"/>
    </style:style>
    <style:style style:name="P12" style:family="paragraph" style:parent-style-name="Standard">
      <style:paragraph-properties fo:text-align="start" style:justify-single-word="false"/>
      <style:text-properties officeooo:paragraph-rsid="07294181"/>
    </style:style>
    <style:style style:name="P13" style:family="paragraph" style:parent-style-name="Standard">
      <style:paragraph-properties fo:text-align="start" style:justify-single-word="false"/>
      <style:text-properties officeooo:paragraph-rsid="07295d33"/>
    </style:style>
    <style:style style:name="P14" style:family="paragraph" style:parent-style-name="Standard">
      <style:paragraph-properties fo:text-align="start" style:justify-single-word="false"/>
      <style:text-properties officeooo:paragraph-rsid="072b864d"/>
    </style:style>
    <style:style style:name="P15" style:family="paragraph" style:parent-style-name="Standard">
      <style:paragraph-properties fo:text-align="start" style:justify-single-word="false"/>
      <style:text-properties officeooo:paragraph-rsid="072c83e7"/>
    </style:style>
    <style:style style:name="P16" style:family="paragraph" style:parent-style-name="Standard">
      <style:paragraph-properties fo:text-align="start" style:justify-single-word="false"/>
      <style:text-properties officeooo:paragraph-rsid="072d2686"/>
    </style:style>
    <style:style style:name="P17" style:family="paragraph" style:parent-style-name="Standard">
      <style:paragraph-properties fo:text-align="start" style:justify-single-word="false"/>
      <style:text-properties officeooo:paragraph-rsid="0732864e"/>
    </style:style>
    <style:style style:name="P18" style:family="paragraph" style:parent-style-name="Standard">
      <style:paragraph-properties fo:text-align="start" style:justify-single-word="false"/>
      <style:text-properties officeooo:paragraph-rsid="0735567d"/>
    </style:style>
    <style:style style:name="P19" style:family="paragraph" style:parent-style-name="Standard">
      <style:paragraph-properties fo:text-align="start" style:justify-single-word="false"/>
      <style:text-properties officeooo:paragraph-rsid="0735a436"/>
    </style:style>
    <style:style style:name="P20" style:family="paragraph" style:parent-style-name="Standard">
      <style:paragraph-properties fo:text-align="start" style:justify-single-word="false"/>
      <style:text-properties officeooo:paragraph-rsid="0736f310"/>
    </style:style>
    <style:style style:name="P21" style:family="paragraph" style:parent-style-name="Standard">
      <style:paragraph-properties fo:text-align="start" style:justify-single-word="false"/>
      <style:text-properties officeooo:paragraph-rsid="0737de79"/>
    </style:style>
    <style:style style:name="P22" style:family="paragraph" style:parent-style-name="Standard">
      <style:paragraph-properties fo:text-align="start" style:justify-single-word="false"/>
      <style:text-properties officeooo:paragraph-rsid="07385fca"/>
    </style:style>
    <style:style style:name="P23" style:family="paragraph" style:parent-style-name="Standard">
      <style:paragraph-properties fo:text-align="start" style:justify-single-word="false"/>
      <style:text-properties officeooo:paragraph-rsid="0747c9df"/>
    </style:style>
    <style:style style:name="P24" style:family="paragraph" style:parent-style-name="Standard">
      <style:paragraph-properties fo:text-align="start" style:justify-single-word="false"/>
      <style:text-properties officeooo:paragraph-rsid="07498f69"/>
    </style:style>
    <style:style style:name="P25" style:family="paragraph" style:parent-style-name="Standard">
      <style:paragraph-properties fo:text-align="start" style:justify-single-word="false"/>
      <style:text-properties officeooo:paragraph-rsid="074a786a"/>
    </style:style>
    <style:style style:name="P26" style:family="paragraph" style:parent-style-name="Standard">
      <style:paragraph-properties fo:text-align="start" style:justify-single-word="false"/>
      <style:text-properties officeooo:paragraph-rsid="074b6b91"/>
    </style:style>
    <style:style style:name="P27" style:family="paragraph" style:parent-style-name="Standard">
      <style:paragraph-properties fo:text-align="start" style:justify-single-word="false"/>
      <style:text-properties officeooo:paragraph-rsid="074d6731"/>
    </style:style>
    <style:style style:name="P28" style:family="paragraph" style:parent-style-name="Standard">
      <style:paragraph-properties fo:text-align="start" style:justify-single-word="false"/>
      <style:text-properties officeooo:paragraph-rsid="07516ad3"/>
    </style:style>
    <style:style style:name="P29" style:family="paragraph" style:parent-style-name="Standard">
      <style:paragraph-properties fo:text-align="start" style:justify-single-word="false"/>
      <style:text-properties officeooo:paragraph-rsid="07534767"/>
    </style:style>
    <style:style style:name="P30" style:family="paragraph" style:parent-style-name="Standard">
      <style:paragraph-properties fo:text-align="start" style:justify-single-word="false"/>
      <style:text-properties officeooo:paragraph-rsid="07548ae9"/>
    </style:style>
    <style:style style:name="P31" style:family="paragraph" style:parent-style-name="Standard">
      <style:paragraph-properties fo:text-align="start" style:justify-single-word="false"/>
      <style:text-properties officeooo:paragraph-rsid="0755fc12"/>
    </style:style>
    <style:style style:name="P32" style:family="paragraph" style:parent-style-name="Standard">
      <style:paragraph-properties fo:text-align="start" style:justify-single-word="false"/>
      <style:text-properties officeooo:paragraph-rsid="0756426a"/>
    </style:style>
    <style:style style:name="P33" style:family="paragraph" style:parent-style-name="Standard">
      <style:paragraph-properties fo:text-align="start" style:justify-single-word="false"/>
      <style:text-properties officeooo:paragraph-rsid="0757aec7"/>
    </style:style>
    <style:style style:name="P34" style:family="paragraph" style:parent-style-name="Standard">
      <style:paragraph-properties fo:text-align="start" style:justify-single-word="false"/>
      <style:text-properties officeooo:paragraph-rsid="07583b2a"/>
    </style:style>
    <style:style style:name="P35" style:family="paragraph" style:parent-style-name="Standard">
      <style:paragraph-properties fo:text-align="start" style:justify-single-word="false"/>
      <style:text-properties officeooo:paragraph-rsid="075927d3"/>
    </style:style>
    <style:style style:name="P36" style:family="paragraph" style:parent-style-name="Standard">
      <style:paragraph-properties fo:text-align="start" style:justify-single-word="false"/>
      <style:text-properties officeooo:paragraph-rsid="075bca9a"/>
    </style:style>
    <style:style style:name="P37" style:family="paragraph" style:parent-style-name="Standard">
      <style:paragraph-properties fo:text-align="start" style:justify-single-word="false"/>
      <style:text-properties officeooo:paragraph-rsid="075d1c9b"/>
    </style:style>
    <style:style style:name="P38" style:family="paragraph" style:parent-style-name="Standard">
      <style:paragraph-properties fo:text-align="start" style:justify-single-word="false"/>
      <style:text-properties officeooo:paragraph-rsid="0760853b"/>
    </style:style>
    <style:style style:name="P39" style:family="paragraph" style:parent-style-name="Standard">
      <style:paragraph-properties fo:text-align="start" style:justify-single-word="false"/>
      <style:text-properties officeooo:paragraph-rsid="07619cbb"/>
    </style:style>
    <style:style style:name="P40" style:family="paragraph" style:parent-style-name="Standard">
      <style:paragraph-properties fo:text-align="start" style:justify-single-word="false"/>
      <style:text-properties officeooo:paragraph-rsid="0762de21"/>
    </style:style>
    <style:style style:name="P41" style:family="paragraph" style:parent-style-name="Standard">
      <style:paragraph-properties fo:text-align="start" style:justify-single-word="false"/>
      <style:text-properties officeooo:paragraph-rsid="0765ad18"/>
    </style:style>
    <style:style style:name="P42" style:family="paragraph" style:parent-style-name="Standard">
      <style:paragraph-properties fo:text-align="start" style:justify-single-word="false"/>
      <style:text-properties officeooo:paragraph-rsid="076619a6"/>
    </style:style>
    <style:style style:name="P43" style:family="paragraph" style:parent-style-name="Standard">
      <style:paragraph-properties fo:text-align="start" style:justify-single-word="false"/>
      <style:text-properties officeooo:paragraph-rsid="0768fe31"/>
    </style:style>
    <style:style style:name="P44" style:family="paragraph" style:parent-style-name="Standard">
      <style:paragraph-properties fo:text-align="start" style:justify-single-word="false"/>
      <style:text-properties officeooo:paragraph-rsid="076af5ff"/>
    </style:style>
    <style:style style:name="P45" style:family="paragraph" style:parent-style-name="Standard">
      <style:paragraph-properties fo:text-align="start" style:justify-single-word="false"/>
      <style:text-properties officeooo:paragraph-rsid="0772164f"/>
    </style:style>
    <style:style style:name="P46" style:family="paragraph" style:parent-style-name="Standard">
      <style:paragraph-properties fo:text-align="start" style:justify-single-word="false"/>
      <style:text-properties officeooo:paragraph-rsid="07742168"/>
    </style:style>
    <style:style style:name="P47" style:family="paragraph" style:parent-style-name="Standard">
      <style:paragraph-properties fo:text-align="start" style:justify-single-word="false"/>
      <style:text-properties officeooo:paragraph-rsid="0775d546"/>
    </style:style>
    <style:style style:name="P48" style:family="paragraph" style:parent-style-name="Standard">
      <style:paragraph-properties fo:text-align="start" style:justify-single-word="false"/>
      <style:text-properties officeooo:paragraph-rsid="077681fb"/>
    </style:style>
    <style:style style:name="P49" style:family="paragraph" style:parent-style-name="Standard">
      <style:paragraph-properties fo:text-align="start" style:justify-single-word="false"/>
      <style:text-properties officeooo:paragraph-rsid="07777650"/>
    </style:style>
    <style:style style:name="P50" style:family="paragraph" style:parent-style-name="Standard">
      <style:paragraph-properties fo:text-align="start" style:justify-single-word="false"/>
      <style:text-properties officeooo:paragraph-rsid="077b4645"/>
    </style:style>
    <style:style style:name="P51" style:family="paragraph" style:parent-style-name="Standard">
      <style:paragraph-properties fo:text-align="start" style:justify-single-word="false"/>
      <style:text-properties officeooo:paragraph-rsid="077d8e31"/>
    </style:style>
    <style:style style:name="P52" style:family="paragraph" style:parent-style-name="Standard">
      <style:paragraph-properties fo:text-align="start" style:justify-single-word="false"/>
      <style:text-properties officeooo:paragraph-rsid="077e84e5"/>
    </style:style>
    <style:style style:name="P53" style:family="paragraph" style:parent-style-name="Standard">
      <style:paragraph-properties fo:text-align="start" style:justify-single-word="false"/>
      <style:text-properties officeooo:paragraph-rsid="07810c1f"/>
    </style:style>
    <style:style style:name="P54" style:family="paragraph" style:parent-style-name="Standard">
      <style:paragraph-properties fo:text-align="start" style:justify-single-word="false"/>
      <style:text-properties officeooo:paragraph-rsid="078135b7"/>
    </style:style>
    <style:style style:name="P55" style:family="paragraph" style:parent-style-name="Standard">
      <style:paragraph-properties fo:text-align="start" style:justify-single-word="false"/>
      <style:text-properties officeooo:paragraph-rsid="0782d5fd"/>
    </style:style>
    <style:style style:name="P56" style:family="paragraph" style:parent-style-name="Standard">
      <style:paragraph-properties fo:text-align="start" style:justify-single-word="false"/>
      <style:text-properties officeooo:paragraph-rsid="078a3ce3"/>
    </style:style>
    <style:style style:name="P57" style:family="paragraph" style:parent-style-name="Standard">
      <style:paragraph-properties fo:text-align="start" style:justify-single-word="false"/>
      <style:text-properties officeooo:paragraph-rsid="078ae0d4"/>
    </style:style>
    <style:style style:name="P58" style:family="paragraph" style:parent-style-name="Standard">
      <style:paragraph-properties fo:text-align="start" style:justify-single-word="false"/>
      <style:text-properties officeooo:paragraph-rsid="078f4689"/>
    </style:style>
    <style:style style:name="P59" style:family="paragraph" style:parent-style-name="Standard">
      <style:paragraph-properties fo:text-align="start" style:justify-single-word="false"/>
      <style:text-properties officeooo:paragraph-rsid="07908437"/>
    </style:style>
    <style:style style:name="P60" style:family="paragraph" style:parent-style-name="Standard">
      <style:paragraph-properties fo:text-align="start" style:justify-single-word="false"/>
      <style:text-properties officeooo:paragraph-rsid="07912043"/>
    </style:style>
    <style:style style:name="P61" style:family="paragraph" style:parent-style-name="Standard">
      <style:paragraph-properties fo:text-align="start" style:justify-single-word="false"/>
      <style:text-properties officeooo:paragraph-rsid="0792eb77"/>
    </style:style>
    <style:style style:name="P62" style:family="paragraph" style:parent-style-name="Standard">
      <style:paragraph-properties fo:text-align="start" style:justify-single-word="false"/>
      <style:text-properties officeooo:paragraph-rsid="07965312"/>
    </style:style>
    <style:style style:name="P63" style:family="paragraph" style:parent-style-name="Standard">
      <style:paragraph-properties fo:text-align="start" style:justify-single-word="false"/>
      <style:text-properties officeooo:paragraph-rsid="07995114"/>
    </style:style>
    <style:style style:name="P64" style:family="paragraph" style:parent-style-name="Standard">
      <style:paragraph-properties fo:text-align="start" style:justify-single-word="false"/>
      <style:text-properties officeooo:paragraph-rsid="079d4596"/>
    </style:style>
    <style:style style:name="P65" style:family="paragraph" style:parent-style-name="Standard">
      <style:paragraph-properties fo:text-align="start" style:justify-single-word="false"/>
      <style:text-properties officeooo:paragraph-rsid="079ed8f1"/>
    </style:style>
    <style:style style:name="P66" style:family="paragraph" style:parent-style-name="Standard">
      <style:paragraph-properties fo:text-align="start" style:justify-single-word="false"/>
      <style:text-properties officeooo:paragraph-rsid="07a0ab80"/>
    </style:style>
    <style:style style:name="P67" style:family="paragraph" style:parent-style-name="Standard">
      <style:paragraph-properties fo:text-align="start" style:justify-single-word="false"/>
      <style:text-properties officeooo:paragraph-rsid="07a0c64b"/>
    </style:style>
    <style:style style:name="P68" style:family="paragraph" style:parent-style-name="Standard">
      <style:paragraph-properties fo:text-align="start" style:justify-single-word="false"/>
      <style:text-properties officeooo:paragraph-rsid="07a22d5e"/>
    </style:style>
    <style:style style:name="P69" style:family="paragraph" style:parent-style-name="Standard">
      <style:paragraph-properties fo:text-align="start" style:justify-single-word="false"/>
      <style:text-properties officeooo:paragraph-rsid="07a3e2ee"/>
    </style:style>
    <style:style style:name="P70" style:family="paragraph" style:parent-style-name="Standard">
      <style:paragraph-properties fo:text-align="start" style:justify-single-word="false"/>
      <style:text-properties officeooo:paragraph-rsid="07a40b3a"/>
    </style:style>
    <style:style style:name="P71" style:family="paragraph" style:parent-style-name="Standard">
      <style:paragraph-properties fo:text-align="start" style:justify-single-word="false"/>
      <style:text-properties officeooo:paragraph-rsid="07a598b8"/>
    </style:style>
    <style:style style:name="P72" style:family="paragraph" style:parent-style-name="Standard">
      <style:paragraph-properties fo:text-align="start" style:justify-single-word="false"/>
      <style:text-properties officeooo:rsid="072b864d" officeooo:paragraph-rsid="072b864d"/>
    </style:style>
    <style:style style:name="P73" style:family="paragraph" style:parent-style-name="Standard">
      <style:paragraph-properties fo:text-align="start" style:justify-single-word="false"/>
      <style:text-properties officeooo:rsid="0737de79" officeooo:paragraph-rsid="0737de79"/>
    </style:style>
    <style:style style:name="P74" style:family="paragraph" style:parent-style-name="Standard">
      <style:paragraph-properties fo:text-align="start" style:justify-single-word="false"/>
      <style:text-properties officeooo:rsid="07385fca" officeooo:paragraph-rsid="077bbce8"/>
    </style:style>
    <style:style style:name="P75" style:family="paragraph" style:parent-style-name="Standard">
      <style:paragraph-properties fo:text-align="center" style:justify-single-word="false"/>
      <style:text-properties officeooo:rsid="07385fca" officeooo:paragraph-rsid="07385fca"/>
    </style:style>
    <style:style style:name="P76" style:family="paragraph" style:parent-style-name="Standard">
      <style:paragraph-properties fo:text-align="start" style:justify-single-word="false"/>
      <style:text-properties officeooo:rsid="0772164f" officeooo:paragraph-rsid="0772164f"/>
    </style:style>
    <style:style style:name="P77" style:family="paragraph" style:parent-style-name="Standard">
      <style:paragraph-properties fo:text-align="start" style:justify-single-word="false"/>
      <style:text-properties officeooo:rsid="077b4645" officeooo:paragraph-rsid="077b4645"/>
    </style:style>
    <style:style style:name="P78" style:family="paragraph" style:parent-style-name="Standard">
      <style:paragraph-properties fo:text-align="start" style:justify-single-word="false"/>
      <style:text-properties officeooo:rsid="077b4645" officeooo:paragraph-rsid="078a3ce3"/>
    </style:style>
    <style:style style:name="P79" style:family="paragraph" style:parent-style-name="Standard">
      <style:paragraph-properties fo:text-align="start" style:justify-single-word="false"/>
      <style:text-properties officeooo:rsid="078135b7" officeooo:paragraph-rsid="078135b7"/>
    </style:style>
    <style:style style:name="P80" style:family="paragraph" style:parent-style-name="Standard">
      <style:paragraph-properties fo:text-align="start" style:justify-single-word="false"/>
      <style:text-properties style:text-underline-style="solid" style:text-underline-width="auto" style:text-underline-color="font-color" fo:font-weight="bold" officeooo:rsid="078135b7" officeooo:paragraph-rsid="078135b7" style:font-weight-asian="bold" style:font-weight-complex="bold"/>
    </style:style>
    <style:style style:name="P81" style:family="paragraph" style:parent-style-name="Standard">
      <style:paragraph-properties fo:text-align="start" style:justify-single-word="false"/>
      <style:text-properties style:text-underline-style="none" fo:font-weight="normal" officeooo:rsid="078135b7" officeooo:paragraph-rsid="078135b7" style:font-weight-asian="normal" style:font-weight-complex="normal"/>
    </style:style>
    <style:style style:name="P82" style:family="paragraph" style:parent-style-name="Standard">
      <style:paragraph-properties fo:text-align="start" style:justify-single-word="false"/>
      <style:text-properties officeooo:rsid="078a3ce3" officeooo:paragraph-rsid="078a3ce3"/>
    </style:style>
    <style:style style:name="P83" style:family="paragraph" style:parent-style-name="Standard">
      <style:text-properties officeooo:paragraph-rsid="07adae97"/>
    </style:style>
    <style:style style:name="P84" style:family="paragraph" style:parent-style-name="Table_20_Contents">
      <style:text-properties officeooo:rsid="078669fe" officeooo:paragraph-rsid="078669fe"/>
    </style:style>
    <style:style style:name="P85" style:family="paragraph" style:parent-style-name="Standard" style:master-page-name="Standard">
      <style:paragraph-properties fo:text-align="center" style:justify-single-word="false" style:page-number="auto"/>
      <style:text-properties officeooo:paragraph-rsid="07a98a05"/>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720d92a"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7213884"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721f3ff"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723bfd0"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725b805"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747c9df"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74b02de"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74b6b91"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7534767"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75eb509"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765ad18"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775d546"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77681fb"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77b4645"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7810c1f"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78135b7"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79d4596"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7a3e2ee"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7a598b8"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7adae97"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bold" officeooo:rsid="0726e0eb"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2" style:family="text">
      <style:text-properties fo:font-variant="normal" fo:text-transform="none" fo:color="#000000" style:font-name="Monospace" fo:font-size="11pt" fo:letter-spacing="normal" fo:language="en" fo:country="IN" fo:font-style="normal" style:text-underline-style="none" fo:font-weight="bold" officeooo:rsid="0720d92a"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3" style:family="text">
      <style:text-properties fo:font-variant="normal" fo:text-transform="none" fo:color="#000000" style:font-name="Monospace" fo:font-size="11pt" fo:letter-spacing="normal" fo:language="en" fo:country="IN" fo:font-style="normal" style:text-underline-style="none" fo:font-weight="bold" officeooo:rsid="073d6c68"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4" style:family="text">
      <style:text-properties fo:font-variant="normal" fo:text-transform="none" fo:color="#000000" style:font-name="Monospace" fo:font-size="11pt" fo:letter-spacing="normal" fo:language="en" fo:country="IN" fo:font-style="normal" style:text-underline-style="none" fo:font-weight="bold" officeooo:rsid="074d9f3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5" style:family="text">
      <style:text-properties fo:font-variant="normal" fo:text-transform="none" fo:color="#000000" style:font-name="Monospace" fo:font-size="11pt" fo:letter-spacing="normal" fo:language="en" fo:country="IN" fo:font-style="normal" style:text-underline-style="none" fo:font-weight="bold" officeooo:rsid="07516ad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6" style:family="text">
      <style:text-properties fo:font-variant="normal" fo:text-transform="none" fo:color="#000000" style:font-name="Monospace" fo:font-size="11pt" fo:letter-spacing="normal" fo:language="en" fo:country="IN" fo:font-style="normal" style:text-underline-style="none" fo:font-weight="bold" officeooo:rsid="07575e7e"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7" style:family="text">
      <style:text-properties fo:font-variant="normal" fo:text-transform="none" fo:color="#000000" style:font-name="Monospace" fo:font-size="11pt" fo:letter-spacing="normal" fo:language="en" fo:country="IN" fo:font-style="normal" style:text-underline-style="none" fo:font-weight="bold" officeooo:rsid="0757aec7"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8" style:family="text">
      <style:text-properties fo:font-variant="normal" fo:text-transform="none" fo:color="#000000" style:font-name="Monospace" fo:font-size="11pt" fo:letter-spacing="normal" fo:language="en" fo:country="IN" fo:font-style="normal" style:text-underline-style="none" fo:font-weight="bold" officeooo:rsid="07633840"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9" style:family="text">
      <style:text-properties fo:font-variant="normal" fo:text-transform="none" fo:color="#000000" style:font-name="Monospace" fo:font-size="11pt" fo:letter-spacing="normal" fo:language="en" fo:country="IN" fo:font-style="normal" style:text-underline-style="none" fo:font-weight="bold" officeooo:rsid="0765ad18"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0" style:family="text">
      <style:text-properties fo:font-variant="normal" fo:text-transform="none" fo:color="#000000" style:font-name="Monospace" fo:font-size="11pt" fo:letter-spacing="normal" fo:language="en" fo:country="IN" fo:font-style="normal" style:text-underline-style="none" fo:font-weight="bold" officeooo:rsid="07702981"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1" style:family="text">
      <style:text-properties fo:font-variant="normal" fo:text-transform="none" fo:color="#000000" style:font-name="Monospace" fo:font-size="11pt" fo:letter-spacing="normal" fo:language="en" fo:country="IN" fo:font-style="normal" style:text-underline-style="none" fo:font-weight="bold" officeooo:rsid="077681fb"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2" style:family="text">
      <style:text-properties fo:font-variant="normal" fo:text-transform="none" fo:color="#000000" style:font-name="Monospace" fo:font-size="11pt" fo:letter-spacing="normal" fo:language="en" fo:country="IN" fo:font-style="normal" style:text-underline-style="none" fo:font-weight="bold" officeooo:rsid="07a98a05"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3"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20d92a"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4"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4b02de"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5"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4b6b91"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6"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4d6731"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7"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516ad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8"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534767"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9"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548ae9"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0"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742168"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1"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7681fb"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2"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7b4645"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3"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810c1f"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4"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8135b7"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5"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8ae0d4"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6"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91204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7"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9d4596"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8"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9e1fc1"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9"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a0ab80"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0"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a22d5e"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1" style:family="text">
      <style:text-properties fo:font-variant="normal" fo:text-transform="none" fo:color="#000000" style:font-name="Monospace" fo:font-size="11pt" fo:letter-spacing="normal" fo:language="en" fo:country="IN" fo:font-style="normal" style:text-underline-style="solid" style:text-underline-width="auto" style:text-underline-color="font-color" fo:font-weight="bold" officeooo:rsid="07a598b8"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2" style:family="text">
      <style:text-properties fo:font-variant="normal" fo:text-transform="none" fo:color="#000000" style:font-name="Monospace" fo:font-size="11pt" fo:letter-spacing="normal" fo:language="en" fo:country="IN" fo:font-style="normal" style:letter-kerning="tru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style:style>
    <style:style style:name="T53" style:family="text">
      <style:text-properties fo:font-variant="normal" fo:text-transform="none" fo:color="#000000" style:font-name="Monospace" fo:font-size="11pt" fo:letter-spacing="normal" fo:language="en" fo:country="IN" fo:font-style="normal" officeooo:rsid="0720d92a" style:letter-kerning="tru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style:style>
    <style:style style:name="T54" style:family="text">
      <style:text-properties fo:font-variant="normal" fo:text-transform="none" fo:color="#000000" style:font-name="ArialMT" fo:font-size="11pt" fo:letter-spacing="normal" fo:language="en" fo:country="IN" fo:font-style="normal" style:text-underline-style="none" fo:font-weight="normal" officeooo:rsid="077b4645"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5" style:family="text">
      <style:text-properties fo:font-variant="normal" fo:text-transform="none" fo:color="#000000" style:font-name="ArialMT" fo:font-size="11pt" fo:letter-spacing="normal" fo:language="en" fo:country="IN" fo:font-style="normal" style:text-underline-style="none" fo:font-weight="normal" officeooo:rsid="077d8e31"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6" style:family="text">
      <style:text-properties fo:font-variant="normal" fo:text-transform="none" fo:color="#000000" style:font-name="ArialMT" fo:font-size="11pt" fo:letter-spacing="normal" fo:language="en" fo:country="IN" fo:font-style="normal" style:text-underline-style="solid" style:text-underline-width="auto" style:text-underline-color="font-color" fo:font-weight="bold" officeooo:rsid="077681fb"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7" style:family="text">
      <style:text-properties fo:font-variant="normal" fo:text-transform="none" fo:color="#000000" style:font-name="Arial-ItalicMT" fo:font-size="10pt" fo:letter-spacing="normal" fo:language="en" fo:country="IN" fo:font-style="normal" style:text-underline-style="none" fo:font-weight="normal" officeooo:rsid="0757aec7"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8" style:family="text">
      <style:text-properties fo:font-variant="normal" fo:text-transform="none" fo:color="#000000" style:font-name="Arial-ItalicMT" fo:font-size="10pt" fo:letter-spacing="normal" fo:language="en" fo:country="IN" fo:font-style="normal" style:text-underline-style="none" fo:font-weight="normal" officeooo:rsid="0720d92a"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9" style:family="text">
      <style:text-properties fo:font-variant="normal" fo:text-transform="none" fo:color="#000000" style:font-name="Arial-ItalicMT" fo:font-size="10pt" fo:letter-spacing="normal" fo:language="en" fo:country="IN" fo:font-style="normal" style:text-underline-style="none" fo:font-weight="bold" officeooo:rsid="0757aec7" style:letter-kerning="true" fo:background-color="#e8f2fe" loext:char-shading-value="0" style:font-name-asian="Noto Sans CJK SC Regular" style:font-size-asian="10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0" style:family="text">
      <style:text-properties fo:font-variant="normal" fo:text-transform="none" fo:color="#000000" style:font-name="Arial-BoldMT" fo:font-size="11pt" fo:letter-spacing="normal" fo:language="en" fo:country="IN" fo:font-style="normal" style:text-underline-style="solid" style:text-underline-width="auto" style:text-underline-color="font-color" fo:font-weight="bold" officeooo:rsid="078ae0d4"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span text:style-name="Source_20_Text"><text:span text:style-name="T32">[Software is Never ‘Done’]</text:span></text:span></text:p>
      <text:p text:style-name="P1"><text:span text:style-name="Source_20_Text"><text:span text:style-name="T1"/></text:span></text:p>
      <text:p text:style-name="P83"><text:span text:style-name="Source_20_Text"><text:span text:style-name="T20">[] This is a summary of the key points of the 292 page report.</text:span></text:span></text:p>
      <text:p text:style-name="P1"><text:span text:style-name="Source_20_Text"><text:span text:style-name="T1"/></text:span></text:p>
      <text:p text:style-name="P1"><text:span text:style-name="Source_20_Text"><text:span text:style-name="T1">[] DIB makes 10 primary recommendations and 16 additional recommendations to address the most critical statutory, regulatory, and cultural hurdles DoD faces in modernizing its approach to software.</text:span></text:span></text:p>
      <text:p text:style-name="P1"><text:span text:style-name="Source_20_Text"><text:span text:style-name="T1"/></text:span></text:p>
      <text:p text:style-name="P1"><text:span text:style-name="Source_20_Text"><text:span text:style-name="T1">[] In a year replete with reports on AI, Quantum Computing and Blockchain, it may seem mundane to write about software, but software is the foundation of all things digital, and the Dept does it exceedingly poor.</text:span></text:span></text:p>
      <text:p text:style-name="P1"><text:span text:style-name="Source_20_Text"><text:span text:style-name="T1"/></text:span></text:p>
      <text:p text:style-name="P1"><text:span text:style-name="Source_20_Text"><text:span text:style-name="T1">[] </text:span></text:span><text:span text:style-name="Source_20_Text"><text:span text:style-name="T2">The above statements are made by Eric Schmidt in the opening statement of this report.</text:span></text:span></text:p>
      <text:p text:style-name="P1"><text:span text:style-name="Source_20_Text"><text:span text:style-name="T2"/></text:span></text:p>
      <text:p text:style-name="P2"><text:span text:style-name="Source_20_Text"><text:span text:style-name="T3">[] This report is to enable DoD as to how to develop, procure, assure, deploy and continiuously imporve software for its use in the department.</text:span></text:span></text:p>
      <text:p text:style-name="P2"><text:span text:style-name="Source_20_Text"><text:span text:style-name="T3"/></text:span></text:p>
      <text:p text:style-name="P3"><text:span text:style-name="Source_20_Text"><text:span text:style-name="T4">[] This study is mandated by the US Congress.</text:span></text:span></text:p>
      <text:p text:style-name="P3"><text:span text:style-name="Source_20_Text"><text:span text:style-name="T4"/></text:span></text:p>
      <text:p text:style-name="P4"><text:span text:style-name="Source_20_Text"><text:span text:style-name="T5">[] Hardware can be developed, procured, and maintained in a linear fashion but not software.</text:span></text:span></text:p>
      <text:p text:style-name="P4"><text:span text:style-name="Source_20_Text"><text:span text:style-name="T5"/></text:span></text:p>
      <text:p text:style-name="P5"><text:span text:style-name="Source_20_Text"><text:span text:style-name="T21">[Chapter 0]</text:span></text:span></text:p>
      <text:p text:style-name="P11"><text:span text:style-name="Source_20_Text"><text:span text:style-name="T1">[] In 2011, Marc Andreessen claimed in an op-ed for The Wall Street Journal that “Software Is Eating the World.”2 He argued that every industry (not just those considered to be “information technology”)</text:span></text:span></text:p>
      <text:p text:style-name="P10"><text:span text:style-name="Source_20_Text"><text:span text:style-name="T1">would be transformed by software—bytes rather than atoms. Eight years later, it is clear he was right.</text:span></text:span></text:p>
      <text:p text:style-name="P10"><text:span text:style-name="Source_20_Text"><text:span text:style-name="T1"/></text:span></text:p>
      <text:p text:style-name="P11"><text:span text:style-name="Source_20_Text"><text:span text:style-name="T1">[] Software is ubiquitous. It is part of everything the Department of Defense (DoD) does, from logistics to management to weapon systems. U.S. national security is critically dependent on the capabilities of DoD’s software.</text:span></text:span></text:p>
      <text:p text:style-name="P11"><text:span text:style-name="Source_20_Text"><text:span text:style-name="T1"/></text:span></text:p>
      <text:p text:style-name="P12"><text:span text:style-name="Source_20_Text"><text:span text:style-name="T1">[] Unfortunately, DoD still treats software much like hardware, and often misunderstands the relationship between speed and security. As a result, a large amount of DoD’s software takes too long, costs too much, and is too brittle to be competitive in the long run. If DoD does not take steps to modernize its software acquisition and development practices, we will no longer have the best military in the world, no matter how much we invest or how talented and dedicated our armed forces may be.</text:span></text:span></text:p>
      <text:p text:style-name="P12"><text:span text:style-name="Source_20_Text"><text:span text:style-name="T1"/></text:span></text:p>
      <text:p text:style-name="P12"><text:span text:style-name="Source_20_Text"><text:span text:style-name="T1">[] The good news is that there are organizations within DoD that have already acknowledged the risks of falling further behind in software and are leveraging more modern acquisition and development practices with notable success. The Defense Digital Service (DDS), the Defense Innovation Unit (DIU), the Joint Improvised-Threat Defeat Organization (JIDO), and the Air Force’s Kessel Run are examples that demonstrate that DoD has the ability to ship world-class software. The challenge remains doing this at scale.</text:span></text:span></text:p>
      <text:p text:style-name="P12"><text:span text:style-name="Source_20_Text"><text:span text:style-name="T1"/></text:span></text:p>
      <text:p text:style-name="P13"><text:soft-page-break/><text:span text:style-name="Source_20_Text"><text:span text:style-name="T1">[] China actively leverages its private industry to develop national security software (particularly in AI), recruits top students under the age of 18 to work on “intelligent weapons design,”3 and poaches U.S. software talent directly from the United States.</text:span></text:span></text:p>
      <text:p text:style-name="P10"><text:span text:style-name="Source_20_Text"><text:span text:style-name="T1">In Russia, Vladimir Putin has told students, that “artificial intelligence is the future, not only for Russia, but for all humankind.... Whoever becomes the leader in this sphere will become the ruler of the world.”4 We can and must outcompete with software and the people who make it, not only to maintain U.S. military superiority but also to ensure that the power that software represents is used in accordance with American values.</text:span></text:span></text:p>
      <text:p text:style-name="P10"><text:span text:style-name="Source_20_Text"><text:span text:style-name="T1"/></text:span></text:p>
      <text:p text:style-name="P14"><text:span text:style-name="Source_20_Text"><text:span text:style-name="T33">[What this report is about] </text:span></text:span></text:p>
      <text:p text:style-name="P14"><text:span text:style-name="Source_20_Text"><text:span text:style-name="T1">This report summarizes the assessment of the Defense Innovation Board’s (DIB’s) Software Acquisition and Practices (SWAP) study. Congress charged5 the DIB to recommend changes to statutes, regulations, processes, and culture to enable the better use of software in DoD. We took an iterative approach, mirroring the way modern software is successfully done, releasing a sequence of concept papers describing our preliminary observations and insights. (The latest versions of these are included in Appendix E.) We used those papers to encourage dialogue with a wide variety of individuals and groups to gain insights into the current</text:span></text:span></text:p>
      <text:p text:style-name="P10"><text:span text:style-name="Source_20_Text"><text:span text:style-name="T1">barriers to implementing modern software effectively and efficiently. This document captures key insights from these discussions in an easy-to-read format that highlights the elements that we consider critical for DoD’s success and serves as a starting point for continued discussions required to implement the changes that we recommend here.</text:span></text:span></text:p>
      <text:p text:style-name="P10"><text:span text:style-name="Source_20_Text"><text:span text:style-name="T1"/></text:span></text:p>
      <text:p text:style-name="P15"><text:span text:style-name="Source_20_Text"><text:span text:style-name="T33">[Overarching themes]</text:span></text:span><text:span text:style-name="Source_20_Text"><text:span text:style-name="T1"> </text:span></text:span></text:p>
      <text:p text:style-name="P15"><text:span text:style-name="Source_20_Text"><text:span text:style-name="T1">[] Software is a part of almost everything with which we interact in our daily</text:span></text:span></text:p>
      <text:p text:style-name="P72"><text:span text:style-name="Source_20_Text"><text:span text:style-name="T1">lives, either directly through embedded computation.</text:span></text:span></text:p>
      <text:p text:style-name="P72"><text:span text:style-name="Source_20_Text"><text:span text:style-name="T1"/></text:span></text:p>
      <text:p text:style-name="P15"><text:span text:style-name="Source_20_Text"><text:span text:style-name="T1">[] Software drives our military advantage: what makes weapon systems sophisticated is the software, not (just) the hardware.</text:span></text:span></text:p>
      <text:p text:style-name="P15"><text:span text:style-name="Source_20_Text"><text:span text:style-name="T1"/></text:span></text:p>
      <text:p text:style-name="P15"><text:span text:style-name="Source_20_Text"><text:span text:style-name="T1">[] Speed and cycle time are the most important metrics for software. Most DoD software projects are currently managed using “waterfall” development processes, which involve spending years on developing requirements, taking bids and selecting contractors, and then executing programs that must meet the listed requirements before they are “done.” This results in software that takes so long to reach the field that it is often not well matched to the current needs of the user or tactics of our adversaries, which have often changed significantly while the software was being written, tested, and accepted.</text:span></text:span></text:p>
      <text:p text:style-name="P15"><text:span text:style-name="Source_20_Text"><text:span text:style-name="T1"/></text:span></text:p>
      <text:p text:style-name="P15"><text:span text:style-name="Source_20_Text"><text:span text:style-name="T1">[] Faster reduces risk because it demands focus on the critical functionality rather than over-specification or bloated requirements. It also means we can identify trouble earlier and take faster corrective action, which reduces cost, time, and risk. Faster leads to increased reliability: the more quickly software/code is in the hands of users, the more quickly feedback can focus on efforts to deploy greater capability. Faster gives us a tactical advantage on the battlefield by allowing operation and response inside our adversaries’ observe–orient–decide–act (OODA) loops. Faster is more secure. Faster is possible.</text:span></text:span></text:p>
      <text:p text:style-name="P15"><text:soft-page-break/><text:span text:style-name="Source_20_Text"><text:span text:style-name="T1"/></text:span></text:p>
      <text:p text:style-name="P15"><text:span text:style-name="Source_20_Text"><text:span text:style-name="T1">[] As Steve Jobs observed,8 one of the major differences between hardware and software is that for hardware the “dynamic range” (ratio between the best in class and average performance) is, at most, 2:1. But, the difference between the best software developer and an average software developer can be 50:1, or even 100:1, and putting great developers on a team with other great developers amplifies this effect.</text:span></text:span></text:p>
      <text:p text:style-name="P15"><text:span text:style-name="Source_20_Text"><text:span text:style-name="T1"/></text:span></text:p>
      <text:p text:style-name="P16"><text:span text:style-name="Source_20_Text"><text:span text:style-name="T1">[] Testing and validation of software is also much different than for hardware, both in terms of the ability to automate but also in the potential vulnerabilities found in software that is not kept up to date. Software is never “done” and must be managed as an enduring capability that is treated differently than hardware.</text:span></text:span></text:p>
      <text:p text:style-name="P16"><text:span text:style-name="Source_20_Text"><text:span text:style-name="T1"/></text:span></text:p>
      <text:p text:style-name="P17"><text:span text:style-name="Source_20_Text"><text:span text:style-name="T33">[Create and maintain cross-program/cross-Service digital infrastructure]</text:span></text:span></text:p>
      <text:p text:style-name="P17"><text:span text:style-name="Source_20_Text"><text:span text:style-name="T1">Current practice in DoD programs is that each individual program builds its own infrastructure for computing, development, testing, and deployment, and there is little ability to build richer development and testing capabilities that are possible by making use of common infrastructure. Instead, we need to create, scale, and optimize an enterprise-level architecture and supporting infrastructure that enables creation and initial fielding of software within six months and continuous delivery of improvements on a three-month cycle.</text:span></text:span></text:p>
      <text:p text:style-name="P17"><text:span text:style-name="Source_20_Text"><text:span text:style-name="T1"/></text:span></text:p>
      <text:p text:style-name="P18"><text:span text:style-name="Source_20_Text"><text:span text:style-name="T1">[] The government must have experts well steeped in the software development process and architecture design to adequately manage both organic activities and contracted programs. They must have the skills to detect when contractors are going down the wrong path, choosing a bad implementation approach, or otherwise wasting government resources. This is perhaps the best argument for ensuring we have software development experience natively in the government, rather than relying primarily on external vendors; unless there are software-knowledgeable members on the core team, it is impossible to effectively monitor and manage outsourced projects. This is especially true with the movement to DevSecOps.</text:span></text:span></text:p>
      <text:p text:style-name="P18"><text:span text:style-name="Source_20_Text"><text:span text:style-name="T1"/></text:span></text:p>
      <text:p text:style-name="P19"><text:span text:style-name="Source_20_Text"><text:span text:style-name="T1">[] We use the term “DevSecOps” as our label for the type of culture that is needed: iterative development that deploys secure applications and software into operations in a continuing (and continuous) fashion. </text:span></text:span></text:p>
      <text:p text:style-name="P19"><text:span text:style-name="Source_20_Text"><text:span text:style-name="T1"/></text:span></text:p>
      <text:p text:style-name="P19"><text:span text:style-name="Source_20_Text"><text:span text:style-name="T1">[] The types of changes we are talking about will take years to bring to complete fruition. But it would be a mistake to spend two years figuring out what the answer should look like, spend another two years prototyping the solutions to make sure we are right, and then spend two to four more years implementing the changes in statutes, regulations, processes, and culture that are actually required. Let’s call that approach the “hardware” approach. Software is different than hardware, and therefore the approach to implementing change for software should be different as well.</text:span></text:span></text:p>
      <text:p text:style-name="P10"><text:span text:style-name="Source_20_Text"><text:span text:style-name="T1"/></text:span></text:p>
      <text:p text:style-name="P20"><text:span text:style-name="Source_20_Text"><text:span text:style-name="T1">[] Indeed, most (if not all) of the changes we are recommending are not new and not impossible to make. The 1987 DSB Task Force on Military Software,11 chaired by legendary computer scientist Fred Brooks, wrote an outstanding report that already articulated much of what we are saying here. And the software industry has already implemented and demonstrated the utility of the types of changes we envision. The problem appears to be in getting the military enterprise to adopt a </text:span></text:span><text:soft-page-break/><text:span text:style-name="Source_20_Text"><text:span text:style-name="T1">software mindset and implement a DevSecOps approach in a system that was intended to make sure that things would not move too quickly.</text:span></text:span></text:p>
      <text:p text:style-name="P20"><text:span text:style-name="Source_20_Text"><text:span text:style-name="T1"/></text:span></text:p>
      <text:p text:style-name="P21"><text:span text:style-name="Source_20_Text"><text:span text:style-name="T1">[] Identify and launch programs to move out on the priority recommendations (start small, iterate quickly).</text:span></text:span></text:p>
      <text:p text:style-name="P73"><text:span text:style-name="Source_20_Text"><text:span text:style-name="T1"/></text:span></text:p>
      <text:p text:style-name="P22"><text:span text:style-name="Source_20_Text"><text:span text:style-name="T1">[] If you are reading this and are in a position of leadership in your organization, pass this on to others with your seal of approval and a request for your team to develop two or three plans of action for how it can be applied in your domain.</text:span></text:span></text:p>
      <text:p text:style-name="P22"><text:span text:style-name="Source_20_Text"><text:span text:style-name="T1"/></text:span></text:p>
      <text:p text:style-name="P75"><text:span text:style-name="Source_20_Text"><text:span text:style-name="T22"/></text:span></text:p>
      <text:p text:style-name="P75"><text:span text:style-name="Source_20_Text"><text:span text:style-name="T22">[</text:span></text:span><text:span text:style-name="Source_20_Text"><text:span text:style-name="T23">Chapter 1: Why does software matter for DoD?</text:span></text:span><text:span text:style-name="Source_20_Text"><text:span text:style-name="T22">] </text:span></text:span></text:p>
      <text:p text:style-name="P75"><text:span text:style-name="Source_20_Text"><text:span text:style-name="T1"/></text:span></text:p>
      <text:p text:style-name="P23"><text:span text:style-name="Source_20_Text"><text:span text:style-name="T1">[</text:span></text:span><text:span text:style-name="Source_20_Text"><text:span text:style-name="T24">Quote</text:span></text:span><text:span text:style-name="Source_20_Text"><text:span text:style-name="T1">] <text:s/>The future battlespace is constructed of not only ships, tanks, missiles, and satellites, but also algorithms, networks, and sensor grids. Like no other time in history, future wars will be fought on</text:span></text:span></text:p>
      <text:p text:style-name="P10"><text:span text:style-name="Source_20_Text"><text:span text:style-name="T1">civilian and military infrastructures of satellite systems, electric power grids, communications networks, and transportation systems, and within human networks. Both of these battlefields—electronic and human—are susceptible to manipulation by adversary algorithms.</text:span></text:span><text:span text:style-name="Source_20_Text"><text:span text:style-name="T6"> </text:span></text:span><text:span text:style-name="Source_20_Text"><text:span text:style-name="T1">— <text:s/>Cortney Weinbaum and Lt Gen John N.T. “Jack” Shanahan, “Intelligence in a Data-Driven Age, ” (Joint Force Quarterly 90, 2018)</text:span></text:span></text:p>
      <text:p text:style-name="P10"><text:span text:style-name="Source_20_Text"><text:span text:style-name="T1"/></text:span></text:p>
      <text:p text:style-name="P24"><text:span text:style-name="Source_20_Text"><text:span text:style-name="T1">[] This chapter provides a high-level vision of why software is critical for national security and the types of software we will have to build in the future. We also provide a description of different types of software, where they are used, and why a one-size-fits-all approach will not work.</text:span></text:span></text:p>
      <text:p text:style-name="P24"><text:span text:style-name="Source_20_Text"><text:span text:style-name="T1"/></text:span></text:p>
      <text:p text:style-name="P25"><text:span text:style-name="Source_20_Text"><text:span text:style-name="T1">[] Software is so crucial that even our ability to defend against new physical and kinetic threats such as hypersonics, energetics, and biological weapons will be based on software capabilities. We need to identify and respond to these new threats as they happen in near real time.</text:span></text:span></text:p>
      <text:p text:style-name="P25"><text:span text:style-name="Source_20_Text"><text:span text:style-name="T7"/></text:span></text:p>
      <text:p text:style-name="P26"><text:span text:style-name="Source_20_Text"><text:span text:style-name="T34">[</text:span></text:span><text:span text:style-name="Source_20_Text"><text:span text:style-name="T35">Different Types of Software for DoD </text:span></text:span><text:span text:style-name="Source_20_Text"><text:span text:style-name="T36">and Military</text:span></text:span><text:span text:style-name="Source_20_Text"><text:span text:style-name="T34">]</text:span></text:span></text:p>
      <text:p text:style-name="P26"><text:span text:style-name="Source_20_Text"><text:span text:style-name="T8"/></text:span></text:p>
      <text:p text:style-name="P26"><text:span text:style-name="Source_20_Text"><text:span text:style-name="T22">[Enterprise systems</text:span></text:span><text:span text:style-name="Source_20_Text"><text:span text:style-name="T24">]</text:span></text:span><text:span text:style-name="Source_20_Text"><text:span text:style-name="T1">: very large-scale software systems intended to manage a large collection of users, interface with many other systems, and generally used at the DoD level or equivalent. These systems should always run in the cloud and should use architectures that allow interoperability, expandability, and reliability. In most cases the software should be commercial software purchased (or licensed) without</text:span></text:span></text:p>
      <text:p text:style-name="P10"><text:span text:style-name="Source_20_Text"><text:span text:style-name="T1">modification to the underlying code, but with DoD-specific configuration. Examples include email systems, accounting systems, travel systems, and human resources (HR) databases.</text:span></text:span></text:p>
      <text:p text:style-name="P26"><text:span text:style-name="Source_20_Text"><text:span text:style-name="T1"/></text:span></text:p>
      <text:p text:style-name="P27"><text:span text:style-name="Source_20_Text"><text:span text:style-name="T22">[Business systems</text:span></text:span><text:span text:style-name="Source_20_Text"><text:span text:style-name="T24">]</text:span></text:span><text:span text:style-name="Source_20_Text"><text:span text:style-name="T1">: essentially the same as enterprise systems, but operating at a slightly smaller scale (e.g., for one of the Services). Like enterprise systems, they are interoperable, expandable, reliable, and probably based on commercial offerings. Similar functions may be</text:span></text:span></text:p>
      <text:p text:style-name="P10"><text:span text:style-name="Source_20_Text"><text:span text:style-name="T1">customized differently by individual Services, though they should all interoperate with DoDwide enterprise systems. Depending on their use, these systems may run in the cloud, in local data centers, or on desktop </text:span></text:span><text:soft-page-break/><text:span text:style-name="Source_20_Text"><text:span text:style-name="T1">computers. Examples include software development environments and Service-specific HR, financial, and logistics systems.</text:span></text:span></text:p>
      <text:p text:style-name="P27"><text:span text:style-name="Source_20_Text"><text:span text:style-name="T1"/></text:span></text:p>
      <text:p text:style-name="P27"><text:span text:style-name="Source_20_Text"><text:span text:style-name="T22">[Combat systems</text:span></text:span><text:span text:style-name="Source_20_Text"><text:span text:style-name="T24">]</text:span></text:span><text:span text:style-name="Source_20_Text"><text:span text:style-name="T1">: software applications that are unique to the national security space and used as part of combat operations. Combat systems may require some level of customization that may be unique to DoD, not the least of which will be specialized cybersecurity considerations to enable them to continue to function during an adversarial attack. (Note that since modern DoD enterprise and business systems depend on software, cyber attacks to disrupt the operations of these systems have the potential to be just as crippling as those aimed at combat systems.)</text:span></text:span></text:p>
      <text:p text:style-name="P27"><text:span text:style-name="Source_20_Text"><text:span text:style-name="T1"/></text:span></text:p>
      <text:p text:style-name="P27"><text:span text:style-name="Source_20_Text"><text:span text:style-name="T33">[sub-categories of combat systems]</text:span></text:span></text:p>
      <text:p text:style-name="P27"><text:span text:style-name="Source_20_Text"><text:span text:style-name="T1"/></text:span></text:p>
      <text:p text:style-name="P27"><text:span text:style-name="Source_20_Text"><text:span text:style-name="T22">[Logistics systems</text:span></text:span><text:span text:style-name="Source_20_Text"><text:span text:style-name="T24">]</text:span></text:span><text:span text:style-name="Source_20_Text"><text:span text:style-name="T1">: any system used to keep track of materials, supplies, and transport as part of operational use (versus Service-scale logistics systems, with which they should interoperate). While used actively during operations, logistics systems are likely to run on</text:span></text:span></text:p>
      <text:p text:style-name="P10"><text:span text:style-name="Source_20_Text"><text:span text:style-name="T1">commercial hardware and operating systems, allowing them to build on commercial offthe-shelf (COTS) technologies. Platform-based architectures enable integration of new capabilities and functions over time (probably on a months-long or annual time scale). Operation in the cloud or based on servers is likely.</text:span></text:span></text:p>
      <text:p text:style-name="P27"><text:span text:style-name="Source_20_Text"><text:span text:style-name="T1"/></text:span></text:p>
      <text:p text:style-name="P27"><text:span text:style-name="Source_20_Text"><text:span text:style-name="T22">[Mission systems</text:span></text:span><text:span text:style-name="Source_20_Text"><text:span text:style-name="T24">]</text:span></text:span><text:span text:style-name="Source_20_Text"><text:span text:style-name="T1">: any system used to plan and monitor ongoing operations. Similar to logistics systems, this software will typically use commercial hardware and operating systems and may be run in the cloud, on local services, or via a combination of the two (including fallback modes). Even if run locally (such as in an air operations center), they will heavily leverage cloud technologies, at least in terms of critical functions. These systems should be able to incorporate new functionality at a rate that is set by the speed at which the operational environment changes (days to months).</text:span></text:span></text:p>
      <text:p text:style-name="P27"><text:span text:style-name="Source_20_Text"><text:span text:style-name="T1"/></text:span></text:p>
      <text:p text:style-name="P27"><text:span text:style-name="Source_20_Text"><text:span text:style-name="T22">[Weapon systems</text:span></text:span><text:span text:style-name="Source_20_Text"><text:span text:style-name="T24">]</text:span></text:span><text:span text:style-name="Source_20_Text"><text:span text:style-name="T1">: any system capable of delivering lethal force, as well as any direct support systems used as part of the operation of the weapon. Note that our definition differs from the standard DoD definition1 of a weapon system, which also includes any related equipment, materials, services, personnel, and means of delivery and deployment (if applicable) required for self-sufficiency. The DoD definition would most likely include the mission and logistics functions, which we find useful to break out separately. Software</text:span></text:span></text:p>
      <text:p text:style-name="P10"><text:span text:style-name="Source_20_Text"><text:span text:style-name="T1">on weapon systems is traditionally closely tied to hardware, but as we move toward greater reliability of software-defined systems and distributed intelligence, weapon systems software is becoming increasingly hardware independent (similar to operating systems for</text:span></text:span></text:p>
      <text:p text:style-name="P27"><text:span text:style-name="Source_20_Text"><text:span text:style-name="T1">mobile devices, which run across many different hardware platforms).</text:span></text:span></text:p>
      <text:p text:style-name="P27"><text:span text:style-name="Source_20_Text"><text:span text:style-name="T1"/></text:span></text:p>
      <text:p text:style-name="P27"><text:span text:style-name="Source_20_Text"><text:span text:style-name="T37">[types of computing platforms]</text:span></text:span><text:span text:style-name="Source_20_Text"><text:span text:style-name="T1"> </text:span></text:span></text:p>
      <text:p text:style-name="P27"><text:span text:style-name="Source_20_Text"><text:span text:style-name="T1"/></text:span></text:p>
      <text:p text:style-name="P28"><text:span text:style-name="Source_20_Text"><text:span text:style-name="T25">[Cloud Computing]: </text:span></text:span><text:span text:style-name="Source_20_Text"><text:span text:style-name="T1">computing that is typically provided in a manner such that the specific location of the compute hardware is not relevant (and may change over time). These systems typically run on commercial hardware and use commercial operating systems, and the applications running on them run even as the underlying hardware changes. The </text:span></text:span><text:soft-page-break/><text:span text:style-name="Source_20_Text"><text:span text:style-name="T1">important point here is that the hardware and operating systems are generally transparent to the application and its users</text:span></text:span></text:p>
      <text:p text:style-name="P28"><text:span text:style-name="Source_20_Text"><text:span text:style-name="T1"/></text:span></text:p>
      <text:p text:style-name="P28"><text:span text:style-name="Source_20_Text"><text:span text:style-name="T22">[Client/Server Computing]</text:span></text:span><text:span text:style-name="Source_20_Text"><text:span text:style-name="T1">: computing provided by a combination of hardware resources available in a computing center (servers) as well as local computing (client). These systems usually run on commercial hardware and use commercial operating systems.</text:span></text:span></text:p>
      <text:p text:style-name="P28"><text:span text:style-name="Source_20_Text"><text:span text:style-name="T1"/></text:span></text:p>
      <text:p text:style-name="P28"><text:span text:style-name="Source_20_Text"><text:span text:style-name="T22">[Desktop/Laptop/Computing]</text:span></text:span><text:span text:style-name="Source_20_Text"><text:span text:style-name="T1">: computing that is carried out on a single system, often by interacting with data sources across a network. These systems usually run on commercial hardware and use commercial operating systems.</text:span></text:span></text:p>
      <text:p text:style-name="P28"><text:span text:style-name="Source_20_Text"><text:span text:style-name="T1"/></text:span></text:p>
      <text:p text:style-name="P28"><text:span text:style-name="Source_20_Text"><text:span text:style-name="T22">[Mobile Computing]</text:span></text:span><text:span text:style-name="Source_20_Text"><text:span text:style-name="T1">: computing that is carried out on a mobile device,</text:span></text:span></text:p>
      <text:p text:style-name="P10"><text:span text:style-name="Source_20_Text"><text:span text:style-name="T1">usually connected to the network via wireless communications. These systems usually run on commercial operating systems using commodity chipsets.</text:span></text:span></text:p>
      <text:p text:style-name="P28"><text:span text:style-name="Source_20_Text"><text:span text:style-name="T1"/></text:span></text:p>
      <text:p text:style-name="P28"><text:span text:style-name="Source_20_Text"><text:span text:style-name="T22">[Embedded Computing]</text:span></text:span><text:span text:style-name="Source_20_Text"><text:span text:style-name="T1">: computing that is tied to a physical, often customized hardware platform and that has special features that</text:span></text:span></text:p>
      <text:p text:style-name="P10"><text:span text:style-name="Source_20_Text"><text:span text:style-name="T1">require careful integration between software and hardware</text:span></text:span></text:p>
      <text:p text:style-name="P28"><text:span text:style-name="Source_20_Text"><text:span text:style-name="T1"/></text:span></text:p>
      <text:p text:style-name="P28"><text:span text:style-name="Source_20_Text"><text:span text:style-name="T1">[] A single software system may have multiple components or functions that span several of these definitions, and components of an integrated system likely have elements that do the same. The key point is that each type of software system has different requirements in terms of how quickly it can/should be updated, the level of information assurance required, and the organizations that will participate in development, testing, customization, and use of the software.</text:span></text:span></text:p>
      <text:p text:style-name="P28"><text:span text:style-name="Source_20_Text"><text:span text:style-name="T1"/></text:span></text:p>
      <text:p text:style-name="P29"><text:span text:style-name="Source_20_Text"><text:span text:style-name="T38">[</text:span></text:span><text:span text:style-name="Source_20_Text"><text:span text:style-name="T39">Types of Software</text:span></text:span><text:span text:style-name="Source_20_Text"><text:span text:style-name="T38">]</text:span></text:span><text:span text:style-name="Source_20_Text"><text:span text:style-name="T9"> </text:span></text:span></text:p>
      <text:p text:style-name="P29"><text:span text:style-name="Source_20_Text"><text:span text:style-name="T9"/></text:span></text:p>
      <text:p text:style-name="P30"><text:span text:style-name="Source_20_Text"><text:span text:style-name="T22">[Type A – Commercial Off-the-Shelf (COTS) Applications]</text:span></text:span><text:span text:style-name="Source_20_Text"><text:span text:style-name="T1">: The first class of software consists of applications that are available from commercial suppliers. Business processes, financial management, HR, software development, collaboration tools, accounting software, and other “enterprise” applications in DoD are generally not more complicated nor significantly larger in scale than those in the private sector. Unmodified commercial software should be deployed in nearly all circumstances. Where DoD processes are not amenable to this approach, the Department should modify its processes, not the software.</text:span></text:span></text:p>
      <text:p text:style-name="P26"><text:span text:style-name="Source_20_Text"><text:span text:style-name="T1"><text:s/></text:span></text:span></text:p>
      <text:p text:style-name="P31"><text:span text:style-name="Source_20_Text"><text:span text:style-name="T22">[Type B – Customized Software]</text:span></text:span><text:span text:style-name="Source_20_Text"><text:span text:style-name="T1">: The second class of software constitutes those applications that consist of commercially available software that is customized for DoD-specific usage. Customization can include the use of configuration files, parameter values, or scripted functions tailored for DoD missions. These applications generally require (ongoing) configuration by DoD personnel, contractors, or vendors.</text:span></text:span></text:p>
      <text:p text:style-name="P31"><text:span text:style-name="Source_20_Text"><text:span text:style-name="T1"/></text:span></text:p>
      <text:p text:style-name="P31"><text:span text:style-name="Source_20_Text"><text:span text:style-name="T22">[Type C – COTS Hardware/Operating System]</text:span></text:span><text:span text:style-name="Source_20_Text"><text:span text:style-name="T1">: The third class of software applications is those that are highly specialized for DoD operations but run on commercial hardware and standard operating systems (e.g., Linux or Windows). These applications will generally be able to take advantage of commercial processes for software development and deployment, including the use of open source code and tools. This class of software </text:span></text:span><text:soft-page-break/><text:span text:style-name="Source_20_Text"><text:span text:style-name="T1">includes applications written by DoD personnel as well as those that are developed by contractors.</text:span></text:span></text:p>
      <text:p text:style-name="P31"><text:span text:style-name="Source_20_Text"><text:span text:style-name="T1"/></text:span></text:p>
      <text:p text:style-name="P31"><text:span text:style-name="Source_20_Text"><text:span text:style-name="T22">[Type D – Custom Software/Hardware]</text:span></text:span><text:span text:style-name="Source_20_Text"><text:span text:style-name="T1">: This class of software focuses on applications involving real-time, mission-critical, embedded software whose design is highly coupled to its customized hardware. Examples include primary avionics or engine control, or target tracking in shipboard radar systems. Requirements such as safety, target discrimination, and fundamental timing considerations demand that extensive formal analysis, test, validation, and verification activities be carried out in virtual and “iron bird” environments before deployment to active systems.</text:span></text:span></text:p>
      <text:p text:style-name="P31"><text:span text:style-name="Source_20_Text"><text:span text:style-name="T1"/></text:span></text:p>
      <text:p text:style-name="P32"><text:span text:style-name="Source_20_Text"><text:span text:style-name="T1">[] In the near future, DoD’s acquisition and use of business systems should closely mirror industry and the private sector. DoD should modify its processes to mimic industry’s best practices rather than try to contract for and maintain customized software.</text:span></text:span></text:p>
      <text:p text:style-name="P32"><text:span text:style-name="Source_20_Text"><text:span text:style-name="T1"/></text:span></text:p>
      <text:p text:style-name="P32"><text:span text:style-name="Source_20_Text"><text:span text:style-name="T1">[] DoD should also adopt commercial logistics and mission planning software (COTS) wherever possible and reduce its reliance on government off-the-shelf (GOTS) solutions.</text:span></text:span></text:p>
      <text:p text:style-name="P32"><text:span text:style-name="Source_20_Text"><text:span text:style-name="T1"/></text:span></text:p>
      <text:p text:style-name="P32"><text:span text:style-name="Source_20_Text"><text:span text:style-name="T1">[] DoD should manage software by measuring value delivered to the user rather than by monitoring compliance with requirements. Accountability should be based on delivering value to the user and solving user needs, not on complying with obsolete contracts or requirements documents.</text:span></text:span></text:p>
      <text:p text:style-name="P32"><text:span text:style-name="Source_20_Text"><text:span text:style-name="T1"/></text:span></text:p>
      <text:p text:style-name="P32"><text:span text:style-name="Source_20_Text"><text:span text:style-name="T1">[] Development must be staged and follow the best practice of smaller deliverables faster, with higher frequency of updates and new features. Initially, program development should focus on developing the “minimum viable product” (MVP) and getting it delivered to the customer more quickly than traditionally run programs. (The MVP for a software program represents the first point at which the code can start doing useful work and also at which feedback can be gathered that supports refinement of</text:span></text:span></text:p>
      <text:p text:style-name="P32"><text:span text:style-name="Source_20_Text"><text:span text:style-name="T1">features.)</text:span></text:span></text:p>
      <text:p text:style-name="P32"><text:span text:style-name="Source_20_Text"><text:span text:style-name="T1"/></text:span></text:p>
      <text:p text:style-name="P32"><text:span text:style-name="Source_20_Text"><text:span text:style-name="T1">[] The United States used to be the dominant supplier of software and the world leader in software innovation. That is no longer the case. Due to the global digital revolution driven by the consumer and commercial markets, countries are building their own indigenous software capabilities and their own technology clusters.</text:span></text:span></text:p>
      <text:p text:style-name="P32"><text:span text:style-name="Source_20_Text"><text:span text:style-name="T1"/></text:span></text:p>
      <text:p text:style-name="P32"><text:span text:style-name="Source_20_Text"><text:span text:style-name="T1">[] Countries like China are making huge investments in AI and cyber. China’s 2030 plan envisions a $1 trillion AI industry in China.2 China</text:span></text:span></text:p>
      <text:p text:style-name="P10"><text:span text:style-name="Source_20_Text"><text:span text:style-name="T1">wants to become a cyber superpower and is investing in its capital markets, universities, research centers, defense industry, and commercial software companies to reach that goal.</text:span></text:span></text:p>
      <text:p text:style-name="P32"><text:span text:style-name="Source_20_Text"><text:span text:style-name="T1"/></text:span></text:p>
      <text:p text:style-name="P6"><text:span text:style-name="Source_20_Text"><text:span text:style-name="T22"/></text:span></text:p>
      <text:p text:style-name="P6"><text:span text:style-name="Source_20_Text"><text:span text:style-name="T22"/></text:span></text:p>
      <text:p text:style-name="P6"><text:span text:style-name="Source_20_Text"><text:span text:style-name="T22">[</text:span></text:span><text:span text:style-name="Source_20_Text"><text:span text:style-name="T26">Chapter 2 – What does it look like to do Software right?</text:span></text:span><text:span text:style-name="Source_20_Text"><text:span text:style-name="T22">] </text:span></text:span></text:p>
      <text:p text:style-name="P31"><text:span text:style-name="Source_20_Text"><text:span text:style-name="T1"/></text:span></text:p>
      <text:p text:style-name="P33"><text:span text:style-name="Source_20_Text"><text:span text:style-name="T27">[Quote]: </text:span></text:span><text:span text:style-name="Source_20_Text"><text:span text:style-name="T59"><text:s/></text:span></text:span><text:span text:style-name="Source_20_Text"><text:span text:style-name="T57">D</text:span></text:span><text:span text:style-name="Source_20_Text"><text:span text:style-name="T1">eliver performance at the speed of relevance. Success no longer goes to the country that develops a new technology first, but rather to the one that better integrates it and adapts its way of fighting. Current processes are not responsive to need; the Department </text:span></text:span><text:soft-page-break/><text:span text:style-name="Source_20_Text"><text:span text:style-name="T1">is over-optimized for exceptional performance at the expense of providing timely decisions, policies, and capabilities to the warfighter. Our response will be to prioritize speed of delivery, continuous adaptation, and frequent modular upgrades. We must not accept cumbersome approval chains, wasteful applications of resources in uncompetitive space, or overly risk-averse thinking that impedes</text:span></text:span></text:p>
      <text:p text:style-name="P10"><text:span text:style-name="Source_20_Text"><text:span text:style-name="T1">change. Delivering performance means we will shed outdated management practices and structures while integrating insights from business innovation. - </text:span></text:span><text:span text:style-name="Source_20_Text"><text:span text:style-name="T58"><text:s/>U</text:span></text:span><text:span text:style-name="Source_20_Text"><text:span text:style-name="T1">.S. Department of Defense, “Summary of the 2018 National Defense Strategy of the United States of America: Sharpening the American Military’s Competitive Edge,” <text:s/>(Washington, DC: U.S.</text:span></text:span></text:p>
      <text:p text:style-name="P10"><text:span text:style-name="Source_20_Text"><text:span text:style-name="T1">Department of Defense, 2018)</text:span></text:span></text:p>
      <text:p text:style-name="P10"><text:span text:style-name="Source_20_Text"><text:span text:style-name="T1"/></text:span></text:p>
      <text:p text:style-name="P34"><text:span text:style-name="Source_20_Text"><text:span text:style-name="T1">[] At a high level, DoD must move from waterfall and spiral development</text:span></text:span></text:p>
      <text:p text:style-name="P10"><text:span text:style-name="Source_20_Text"><text:span text:style-name="T1">methods to more modern software development practices such as Agile,</text:span></text:span></text:p>
      <text:p text:style-name="P34"><text:span text:style-name="Source_20_Text"><text:span text:style-name="T1">DevOps, and DevSecOps.</text:span></text:span></text:p>
      <text:p text:style-name="P34"><text:span text:style-name="Source_20_Text"><text:span text:style-name="T1"/></text:span></text:p>
      <text:p text:style-name="P35"><text:span text:style-name="Source_20_Text"><text:span text:style-name="T1">[] “DevOps” represents the integration of software development and software operations, along with the tools and culture that </text:span></text:span><text:span text:style-name="Source_20_Text"><text:span text:style-name="T10">s</text:span></text:span><text:span text:style-name="Source_20_Text"><text:span text:style-name="T1">upport rapid prototyping and deployment, early engagement with the end user, automation and monitoring of software, and psychological safety (e.g., blameless reviews).</text:span></text:span></text:p>
      <text:p text:style-name="P35"><text:span text:style-name="Source_20_Text"><text:span text:style-name="T1"/></text:span></text:p>
      <text:p text:style-name="P35"><text:span text:style-name="Source_20_Text"><text:span text:style-name="T1">[] “DevSecOps” adds the integration of security at all stages of development and deployment, which is essential for DoD applications.</text:span></text:span></text:p>
      <text:p text:style-name="P35"><text:span text:style-name="Source_20_Text"><text:span text:style-name="T1"/></text:span></text:p>
      <text:p text:style-name="P35"><text:span text:style-name="Source_20_Text"><text:span text:style-name="T1">[] DoD should use open source software when possible to speed development and deployment and leverage the work of others.</text:span></text:span></text:p>
      <text:p text:style-name="P35"><text:span text:style-name="Source_20_Text"><text:span text:style-name="T1"/></text:span></text:p>
      <text:p text:style-name="P35"><text:span text:style-name="Source_20_Text"><text:span text:style-name="T1"/></text:span></text:p>
      <text:p text:style-name="P35"><text:span text:style-name="Source_20_Text"><text:span text:style-name="T33">[Best practices in Software Dev companies]</text:span></text:span></text:p>
      <text:p text:style-name="P35"><text:span text:style-name="Source_20_Text"><text:span text:style-name="T1"/></text:span></text:p>
      <text:p text:style-name="P35"><text:span text:style-name="Source_20_Text"><text:span text:style-name="T1">[] Following are the best practices currently in use in many major s/w dev companies in the areas of s/w dev and project management.</text:span></text:span></text:p>
      <text:p text:style-name="P35"><text:span text:style-name="Source_20_Text"><text:span text:style-name="T1"/></text:span></text:p>
      <text:p text:style-name="P36"><text:span text:style-name="Source_20_Text"><text:span text:style-name="T22">[Software Development]</text:span></text:span></text:p>
      <text:p text:style-name="P37"><text:span text:style-name="Source_20_Text"><text:span text:style-name="T1">[] All source code is maintained in a single repository that is available to all software engineers. There are control mechanisms to manage additions to the repository, but in some cases all engineers are culturally encouraged to fix problems, independent of program boundaries.</text:span></text:span></text:p>
      <text:p text:style-name="P37"><text:span text:style-name="Source_20_Text"><text:span text:style-name="T1"/></text:span></text:p>
      <text:p text:style-name="P37"><text:span text:style-name="Source_20_Text"><text:span text:style-name="T1">[] Developers are strongly encouraged to avoid “forking” source code (creating independent development branches) and focus work on the main branch of the software development.</text:span></text:span></text:p>
      <text:p text:style-name="P37"><text:span text:style-name="Source_20_Text"><text:span text:style-name="T1"/></text:span></text:p>
      <text:p text:style-name="P37"><text:span text:style-name="Source_20_Text"><text:span text:style-name="T1">[] Code review tools are reliable and easy to use. Changes to the main source code typically require review by at least one other engineer, and code review discussions are open and collaborative.</text:span></text:span></text:p>
      <text:p text:style-name="P37"><text:span text:style-name="Source_20_Text"><text:span text:style-name="T1"/></text:span></text:p>
      <text:p text:style-name="P37"><text:span text:style-name="Source_20_Text"><text:span text:style-name="T1">[] Unit test is ubiquitous, fully automated, and integrated into the software review process. Integration, regression, and load testing are also widely used, and these activities should be an integrated, automated part of daily workflow.</text:span></text:span></text:p>
      <text:p text:style-name="P37"><text:span text:style-name="Source_20_Text"><text:span text:style-name="T1"/></text:span></text:p>
      <text:p text:style-name="P37"><text:soft-page-break/><text:span text:style-name="Source_20_Text"><text:span text:style-name="T1">[] Releases are frequent—often weekly. There is an incremental staging process over several days, particularly for high-traffic, high-reliability services.</text:span></text:span></text:p>
      <text:p text:style-name="P37"><text:span text:style-name="Source_20_Text"><text:span text:style-name="T1"/></text:span></text:p>
      <text:p text:style-name="P37"><text:span text:style-name="Source_20_Text"><text:span text:style-name="T1">[] Postmortems are conducted after system outages. The focus of the postmortem is on how to avoid problems in the future and not on affixing blame.</text:span></text:span></text:p>
      <text:p text:style-name="P37"><text:span text:style-name="Source_20_Text"><text:span text:style-name="T1"/></text:span></text:p>
      <text:p text:style-name="P37"><text:span text:style-name="Source_20_Text"><text:span text:style-name="T22">[Project Management]</text:span></text:span></text:p>
      <text:p text:style-name="P37"><text:span text:style-name="Source_20_Text"><text:span text:style-name="T1">[] Individuals and teams set goals, usually quarterly and annually. Progress against those goals is tracked, reported, and shared across the organization. Goals are mechanisms to encourage high performance but can be decoupled from performance appraisal or compensation.</text:span></text:span></text:p>
      <text:p text:style-name="P37"><text:span text:style-name="Source_20_Text"><text:span text:style-name="T1"/></text:span></text:p>
      <text:p text:style-name="P37"><text:span text:style-name="Source_20_Text"><text:span text:style-name="T1">[] The project approval process is organic. Significant latitude to initiate projects is given at all levels, with oversight responsibility given to managers and executives to allocate resources or cancel projects.</text:span></text:span></text:p>
      <text:p text:style-name="P37"><text:span text:style-name="Source_20_Text"><text:span text:style-name="T1"/></text:span></text:p>
      <text:p text:style-name="P37"><text:span text:style-name="Source_20_Text"><text:span text:style-name="T22">[People Management]</text:span></text:span></text:p>
      <text:p text:style-name="P37"><text:span text:style-name="Source_20_Text"><text:span text:style-name="T1">[] Engineering and management roles are clearly separated, with advancement paths for both. Technical career progression (e.g., for advanced and senior developers, fellows and senior fellows) parallels management career ladders; technical professionals receive similar</text:span></text:span></text:p>
      <text:p text:style-name="P10"><text:span text:style-name="Source_20_Text"><text:span text:style-name="T1">compensation and accrue comparable respect within the organization. <text:s/>Similar distinctions are made between technical management and people management. The ratio of software engineers to product managers and program managers ranges from 4:1 to 30:1. </text:span></text:span></text:p>
      <text:p text:style-name="P10"><text:span text:style-name="Source_20_Text"><text:span text:style-name="T1"/></text:span></text:p>
      <text:p text:style-name="P37"><text:span text:style-name="Source_20_Text"><text:span text:style-name="T1">[] Mobility throughout the organization is encouraged. This allows for the spread of technology, knowledge, and culture throughout the company.</text:span></text:span></text:p>
      <text:p text:style-name="P37"><text:span text:style-name="Source_20_Text"><text:span text:style-name="T1"/></text:span></text:p>
      <text:p text:style-name="P37"><text:span text:style-name="Source_20_Text"><text:span text:style-name="T1">[] In industry, software programs initially start as an MVP. An MVP has just enough features to meet basic minimum functionality. It provides the foundational capabilities upon which improvements can be made. MVPs have significantly shorter development cycles than traditional waterfall</text:span></text:span></text:p>
      <text:p text:style-name="P10"><text:span text:style-name="Source_20_Text"><text:span text:style-name="T1">approaches. The goal of MVPs is to get basic capabilities into users’ hands for evaluation and feedback. Program managers use the evaluation and feedback results to rebalance and reprioritize the software capability portfolio.</text:span></text:span></text:p>
      <text:p text:style-name="P37"><text:span text:style-name="Source_20_Text"><text:span text:style-name="T1"/></text:span></text:p>
      <text:p text:style-name="P37"><text:span text:style-name="Source_20_Text"><text:span text:style-name="T1">[] Software budgets are driven by time, talent, compute resources, development environment, and testing capabilities required to deliver capabilities. The capability and cost of talent vary greatly</text:span></text:span></text:p>
      <text:p text:style-name="P10"><text:span text:style-name="Source_20_Text"><text:span text:style-name="T1">between software engineers, designers, programmers, and managers. The quality of engineering talent is the single largest variable that determines cost, risk, and duration of a software project.</text:span></text:span></text:p>
      <text:p text:style-name="P10"><text:span text:style-name="Source_20_Text"><text:span text:style-name="T1">Good portfolio managers must take inventory of the range of software talent within a program and carefully allocate that talent across the portfolio of capabilities development.</text:span></text:span></text:p>
      <text:p text:style-name="P37"><text:span text:style-name="Source_20_Text"><text:span text:style-name="T1"/></text:span></text:p>
      <text:p text:style-name="P38"><text:span text:style-name="Source_20_Text"><text:span text:style-name="T1">[] Source lines of code (SLOC) is not a measure of value and should not be used to evaluate projects in any case, as its use creates perverse incentives.</text:span></text:span></text:p>
      <text:p text:style-name="P38"><text:span text:style-name="Source_20_Text"><text:span text:style-name="T1"/></text:span></text:p>
      <text:p text:style-name="P39"><text:soft-page-break/><text:span text:style-name="Source_20_Text"><text:span text:style-name="T22">[</text:span></text:span><text:span text:style-name="Source_20_Text"><text:span text:style-name="T28">Assign a single Leader</text:span></text:span><text:span text:style-name="Source_20_Text"><text:span text:style-name="T22">]:</text:span></text:span><text:span text:style-name="Source_20_Text"><text:span text:style-name="T1"> Assign a leader and hold him or her accountable. Part of the role of oversight is to ensure that there is a single leader who is qualified to lead in a DevSecOps framework and has the authority and responsibility to make the decisions necessary for the project to succeed. That person should have the authority to assign tasks and work elements; make business, product, and technical decisions; and manage the feature and bug backlogs. This person is ultimately responsible for how well the software meets the needs of its users, which is how the project should be evaluated.</text:span></text:span></text:p>
      <text:p text:style-name="P39"><text:span text:style-name="Source_20_Text"><text:span text:style-name="T1"/></text:span></text:p>
      <text:p text:style-name="P39"><text:span text:style-name="Source_20_Text"><text:span text:style-name="T1">[] Clarity and quality of leadership has long been tied to successful defense programs. Consider Kelly Johnson with the U-2, F-104, and SR-71. Paul Kaminski with stealth technology. Admiral Hyman Rickover with the nuclear Navy. Harry Hillaker with the F-16; and Bennie Schriever with</text:span></text:span></text:p>
      <text:p text:style-name="P10"><text:span text:style-name="Source_20_Text"><text:span text:style-name="T1">the intercontinental ballistic missile. The list goes on. The United States Digital Service recognized this with Play 6 of the Digital Services Playbook—Assign One Leader and Hold That Person Accountable.5 DoD would do well to remember this part of its history and work this practice into its oversight plan.</text:span></text:span></text:p>
      <text:p text:style-name="P39"><text:span text:style-name="Source_20_Text"><text:span text:style-name="T1"/></text:span></text:p>
      <text:p text:style-name="P40"><text:span text:style-name="Source_20_Text"><text:span text:style-name="T1">[] The Department of Defense (DoD) faces mounting challenges in protecting its weapon systems from increasingly sophisticated cyber threats. This state is due to the computerized nature of weapon systems; DoD's late start in prioritizing weapon systems cybersecurity; and DoD's nascent understanding of how to develop more secure weapon systems. DoD weapon systems are more software dependent and more networked than ever before…. Potential adversaries have developed advanced cyber-espionage and cyber-attack capabilities that target DoD systems.</text:span></text:span></text:p>
      <text:p text:style-name="P40"><text:span text:style-name="Source_20_Text"><text:span text:style-name="T1"/></text:span></text:p>
      <text:p text:style-name="P40"><text:span text:style-name="Source_20_Text"><text:span text:style-name="T22">[Technical Debt]</text:span></text:span><text:span text:style-name="Source_20_Text"><text:span text:style-name="T1">: Technical debt is normal, and it is worth investing to pay it down. “Technical debt” refers to the cost incurred by implementing a software solution that is expedient rather than choosing a better approach that would take longer. Appropriators and evaluators should understandably expect to see progress in terms of features on a regular basis. The exceptions are when software teams must pay down technical debt or refactor code for greater performance. (This often results in fewer lines of code but higher performance, which is why it is a mistake to judge a software project based on the number of lines of code.) These periodic investments are to be expected on a DevSecOps project and are necessary to ensure the overall quality and stability of the project.</text:span></text:span></text:p>
      <text:p text:style-name="P37"><text:span text:style-name="Source_20_Text"><text:span text:style-name="T1"/></text:span></text:p>
      <text:p text:style-name="P41"><text:span text:style-name="Source_20_Text"><text:span text:style-name="T29">[On AI and ML]:</text:span></text:span><text:span text:style-name="Source_20_Text"><text:span text:style-name="T11"> </text:span></text:span><text:span text:style-name="Source_20_Text"><text:span text:style-name="T1">The use of synthetic environments and “digital twins” (simulation-based emulators of physical components) may also become</text:span></text:span></text:p>
      <text:p text:style-name="P10"><text:span text:style-name="Source_20_Text"><text:span text:style-name="T1">increasingly important tools to train a computer. The impact of AI and ML on software development will be profound and necessitates entirely new approaches and methods of developing software.</text:span></text:span></text:p>
      <text:p text:style-name="P41"><text:span text:style-name="Source_20_Text"><text:span text:style-name="T11"/></text:span></text:p>
      <text:p text:style-name="P41"><text:span text:style-name="Source_20_Text"><text:span text:style-name="T29">[On Quantum Computing]:</text:span></text:span><text:span text:style-name="Source_20_Text"><text:span text:style-name="T11"> </text:span></text:span><text:span text:style-name="Source_20_Text"><text:span text:style-name="T1">New computing technologies are also on the horizon. Experts may agree that we are many years away from developing a universal quantum computer (UQC), a generally programmable computer</text:span></text:span></text:p>
      <text:p text:style-name="P10"><text:span text:style-name="Source_20_Text"><text:span text:style-name="T1">combining both classical and quantum computing elements. Nevertheless, the United States cannot afford to come in second in the race to develop the first UQC. The challenge is not only confined to development of the UQC hardware, but includes developing quantum computing programming languages and software. We also need to continue to invest in new </text:span></text:span><text:soft-page-break/><text:span text:style-name="Source_20_Text"><text:span text:style-name="T1">quantumresistant technologies such as cryptography and algorithms and apply those technologies as soon as possible to protect today’s data and information from tomorrow's UQC attacks.</text:span></text:span></text:p>
      <text:p text:style-name="P41"><text:span text:style-name="Source_20_Text"><text:span text:style-name="T1"/></text:span></text:p>
      <text:p text:style-name="P41"><text:span text:style-name="Source_20_Text"><text:span text:style-name="T1">[] DoD should invest in new approaches to software development (beyond Agile), including the use of computer-assisted programming and project management. While agile development is currently a best practice in industry, managing the software cycle is still more art form than</text:span></text:span></text:p>
      <text:p text:style-name="P41"><text:span text:style-name="Source_20_Text"><text:span text:style-name="T1">science.</text:span></text:span></text:p>
      <text:p text:style-name="P41"><text:span text:style-name="Source_20_Text"><text:span text:style-name="T1"/></text:span></text:p>
      <text:p text:style-name="P43"><text:span text:style-name="Source_20_Text"><text:span text:style-name="T22">[Using commercial software whenever possible]:</text:span></text:span><text:span text:style-name="Source_20_Text"><text:span text:style-name="T1"> DoD should not build something that it can buy. If there is an 80 percent commercial solution, it is better to buy it and adjust—either the requirements or the product—rather than build it from scratch. It is generally not a good idea to over-optimize for what we view as “exceptional performance,” because counter-intuitively this may be the wrong thing to optimize for as the threat environment evolves over time.</text:span></text:span></text:p>
      <text:p text:style-name="P7"><text:span text:style-name="Source_20_Text"><text:span text:style-name="T1"/></text:span></text:p>
      <text:p text:style-name="P44"><text:span text:style-name="Source_20_Text"><text:span text:style-name="T1">[] There is a myth that the U.S. private sector—where much of the world’s software talent is concentrated—is unwilling to work on national security software. The reality is that DoD has failed to award meaningful government contracts to commercial software companies, which has generally led to companies making a business decision to avoid it. DoD’s existing efforts to target the commercial software sector are governed by a “spray and pray” strategy, rather than by making concentrated investments.10 DoD seems to love the idea of innovation, but does not love taking sizeable bets on new entrants or capabilities. It is interesting that Palantir and SpaceX are the only two examples since the end of the Cold War of venture-backed, DoD-focused businesses</text:span></text:span></text:p>
      <text:p text:style-name="P10"><text:span text:style-name="Source_20_Text"><text:span text:style-name="T1">reaching multibillion dollar valuations. By contrast, China has minted around a dozen new multibillion dollar defense technology companies over the same time period. Some of these problems are purely cultural in nature and require no statutory/regulatory changes to address.</text:span></text:span></text:p>
      <text:p text:style-name="P44"><text:span text:style-name="Source_20_Text"><text:span text:style-name="T1">Others likely will require the changes detailed in our recommendations.</text:span></text:span></text:p>
      <text:p text:style-name="P44"><text:span text:style-name="Source_20_Text"><text:span text:style-name="T1"/></text:span></text:p>
      <text:p text:style-name="P44"><text:span text:style-name="Source_20_Text"><text:span text:style-name="T1"/></text:span></text:p>
      <text:p text:style-name="P8"><text:span text:style-name="Source_20_Text"><text:span text:style-name="T30">[Ten Commandments of Software]</text:span></text:span></text:p>
      <text:p text:style-name="P45"><text:span text:style-name="Source_20_Text"><text:span text:style-name="T1">[] Make computing, storage, and bandwidth abundant to DoD developers and users.</text:span></text:span></text:p>
      <text:p text:style-name="P45"><text:span text:style-name="Source_20_Text"><text:span text:style-name="T1"/></text:span></text:p>
      <text:p text:style-name="P45"><text:span text:style-name="Source_20_Text"><text:span text:style-name="T1">[] All software procurement programs should start small, be iterative, and build on success ‒ or be terminated quickly.</text:span></text:span></text:p>
      <text:p text:style-name="P45"><text:span text:style-name="Source_20_Text"><text:span text:style-name="T1"/></text:span></text:p>
      <text:p text:style-name="P76"><text:span text:style-name="Source_20_Text"><text:span text:style-name="T1">[] The acquisition process for software must support the full, iterative life cycle of software.</text:span></text:span></text:p>
      <text:p text:style-name="P76"><text:span text:style-name="Source_20_Text"><text:span text:style-name="T1"/></text:span></text:p>
      <text:p text:style-name="P76"><text:span text:style-name="Source_20_Text"><text:span text:style-name="T1">[] Adopt a DevSecOps culture for software systems.</text:span></text:span></text:p>
      <text:p text:style-name="P76"><text:span text:style-name="Source_20_Text"><text:span text:style-name="T1"/></text:span></text:p>
      <text:p text:style-name="P45"><text:span text:style-name="Source_20_Text"><text:span text:style-name="T1">[] Automate testing of software to enable critical updates to be deployed in days to weeks, not months or years.</text:span></text:span></text:p>
      <text:p text:style-name="P45"><text:span text:style-name="Source_20_Text"><text:span text:style-name="T1"/></text:span></text:p>
      <text:p text:style-name="P76"><text:span text:style-name="Source_20_Text"><text:span text:style-name="T1">[] Every purpose-built DoD software system should include source code as a deliverable.</text:span></text:span></text:p>
      <text:p text:style-name="P76"><text:span text:style-name="Source_20_Text"><text:span text:style-name="T1"/></text:span></text:p>
      <text:p text:style-name="P45"><text:soft-page-break/><text:span text:style-name="Source_20_Text"><text:span text:style-name="T1">[] Every DoD system that includes software should have a local team of DoD software experts who are capable of modifying or extending the software through source code or API access.</text:span></text:span></text:p>
      <text:p text:style-name="P45"><text:span text:style-name="Source_20_Text"><text:span text:style-name="T1"/></text:span></text:p>
      <text:p text:style-name="P45"><text:span text:style-name="Source_20_Text"><text:span text:style-name="T1">[] Only run operating systems that are receiving (and utilizing) regular security updates for newly discovered security vulnerabilities.</text:span></text:span></text:p>
      <text:p text:style-name="P45"><text:span text:style-name="Source_20_Text"><text:span text:style-name="T1">[] Security should be a first-order consideration in design and deployment of software, and data should always be encrypted unless it is part of an active computation.</text:span></text:span></text:p>
      <text:p text:style-name="P45"><text:span text:style-name="Source_20_Text"><text:span text:style-name="T1"/></text:span></text:p>
      <text:p text:style-name="P45"><text:span text:style-name="Source_20_Text"><text:span text:style-name="T1">[] All data generated by DoD systems - in development and deployment - should be stored, mined, and made available for machine learning.</text:span></text:span></text:p>
      <text:p text:style-name="P45"><text:span text:style-name="Source_20_Text"><text:span text:style-name="T1"/></text:span></text:p>
      <text:p text:style-name="P46"><text:span text:style-name="Source_20_Text"><text:span text:style-name="T40">[Supporting Thought and Recommendations]</text:span></text:span></text:p>
      <text:p text:style-name="P47"><text:span text:style-name="Source_20_Text"><text:span text:style-name="T12">[</text:span></text:span><text:span text:style-name="Source_20_Text"><text:span text:style-name="T1">] Establish Computer Science as a DoD Core Competency.</text:span></text:span></text:p>
      <text:p text:style-name="P47"><text:span text:style-name="Source_20_Text"><text:span text:style-name="T1"/></text:span></text:p>
      <text:p text:style-name="P47"><text:span text:style-name="Source_20_Text"><text:span text:style-name="T1">[] Use commercial process and software to adopt and implement standard business practices within the Services.</text:span></text:span></text:p>
      <text:p text:style-name="P47"><text:span text:style-name="Source_20_Text"><text:span text:style-name="T1"/></text:span></text:p>
      <text:p text:style-name="P47"><text:span text:style-name="Source_20_Text"><text:span text:style-name="T1">[] Move to a model of continuous hardware refresh in which computers are treated as <text:s/>a consumable with a 2-3 year lifetime.</text:span></text:span></text:p>
      <text:p text:style-name="P44"><text:span text:style-name="Source_20_Text"><text:span text:style-name="T1"/></text:span></text:p>
      <text:p text:style-name="P44"><text:span text:style-name="Source_20_Text"><text:span text:style-name="T1"/></text:span></text:p>
      <text:p text:style-name="P9"><text:span text:style-name="Source_20_Text"><text:span text:style-name="T31">[DIB Guide – Detecting Agile BS]</text:span></text:span></text:p>
      <text:p text:style-name="P48"><text:span text:style-name="Source_20_Text"><text:span text:style-name="T41"/></text:span></text:p>
      <text:p text:style-name="P48"><text:span text:style-name="Source_20_Text"><text:span text:style-name="T41">[</text:span></text:span><text:span text:style-name="Source_20_Text"><text:span text:style-name="T56">Key flags that a project is not really agile</text:span></text:span><text:span text:style-name="Source_20_Text"><text:span text:style-name="T41">]</text:span></text:span><text:span text:style-name="Source_20_Text"><text:span text:style-name="T13"> </text:span></text:span></text:p>
      <text:p text:style-name="P48"><text:span text:style-name="Source_20_Text"><text:span text:style-name="T13">[</text:span></text:span><text:span text:style-name="Source_20_Text"><text:span text:style-name="T1">] Nobody on the software development team is talking with and observing the users of the software in action; we mean the actual users of the actual code.</text:span></text:span></text:p>
      <text:p text:style-name="P48"><text:span text:style-name="Source_20_Text"><text:span text:style-name="T1"/></text:span></text:p>
      <text:p text:style-name="P48"><text:span text:style-name="Source_20_Text"><text:span text:style-name="T1">[] Continuous feedback from users to the development team (bug reports, users assessments) is not available. Talking once at the beginning of a program to verify requirements doesn’t count!</text:span></text:span></text:p>
      <text:p text:style-name="P48"><text:span text:style-name="Source_20_Text"><text:span text:style-name="T1"/></text:span></text:p>
      <text:p text:style-name="P48"><text:span text:style-name="Source_20_Text"><text:span text:style-name="T1">[] Meeting requirements is treated as more important than getting something useful into the field as quickly as possible.</text:span></text:span></text:p>
      <text:p text:style-name="P48"><text:span text:style-name="Source_20_Text"><text:span text:style-name="T1"/></text:span></text:p>
      <text:p text:style-name="P48"><text:span text:style-name="Source_20_Text"><text:span text:style-name="T1">[] Stakeholders (dev, test, ops, security, contracting, contractors, end-users, etc.) are acting more-or-less autonomously (e.g., ‘it’s not my job.’)</text:span></text:span></text:p>
      <text:p text:style-name="P48"><text:span text:style-name="Source_20_Text"><text:span text:style-name="T1"/></text:span></text:p>
      <text:p text:style-name="P48"><text:span text:style-name="Source_20_Text"><text:span text:style-name="T1">[] End users of the software are missing-in-action throughout development; at a minimum they should be present during Release Planning and User Acceptance Testing.</text:span></text:span></text:p>
      <text:p text:style-name="P48"><text:span text:style-name="Source_20_Text"><text:span text:style-name="T1"/></text:span></text:p>
      <text:p text:style-name="P49"><text:span text:style-name="Source_20_Text"><text:span text:style-name="T1">[] DevSecOps culture is lacking if manual processes are tolerated when such processes can and should be automated (e.g., automated testing, continuous integration, continuous delivery).</text:span></text:span></text:p>
      <text:p text:style-name="P48"><text:span text:style-name="Source_20_Text"><text:span text:style-name="T1"/></text:span></text:p>
      <text:p text:style-name="P50"><text:span text:style-name="Source_20_Text"><text:span text:style-name="T42">[Some Common Tools currently in use by agile teams]</text:span></text:span></text:p>
      <text:p text:style-name="P50"><text:span text:style-name="Source_20_Text"><text:span text:style-name="T14">[] </text:span></text:span><text:span text:style-name="Source_20_Text"><text:span text:style-name="T54">Git, ClearCase, or Subversion - version control system for tracking changes to so</text:span></text:span><text:span text:style-name="Source_20_Text"><text:span text:style-name="T1">urce code. Git is the de facto open source standard for modern software development.</text:span></text:span></text:p>
      <text:p text:style-name="P50"><text:span text:style-name="Source_20_Text"><text:span text:style-name="T1"/></text:span></text:p>
      <text:p text:style-name="P50"><text:soft-page-break/><text:span text:style-name="Source_20_Text"><text:span text:style-name="T1">[] BitBucket or GitHub - Repository hosting sites. Also provide issues tracking, continuous integration “apps” and other productivity tools. Widely used by the open source community.</text:span></text:span></text:p>
      <text:p text:style-name="P50"><text:span text:style-name="Source_20_Text"><text:span text:style-name="T1"/></text:span></text:p>
      <text:p text:style-name="P50"><text:span text:style-name="Source_20_Text"><text:span text:style-name="T1">[] Jenkins, Circle CI or Travis CI - continuous integration service used to build and test BitBucket and GitHub software projects</text:span></text:span></text:p>
      <text:p text:style-name="P50"><text:span text:style-name="Source_20_Text"><text:span text:style-name="T1">[] Chef, Ansible, or Puppet - software for writing system configuration “recipes” and streamlining the task of configuring and maintaining a collection of servers</text:span></text:span></text:p>
      <text:p text:style-name="P50"><text:span text:style-name="Source_20_Text"><text:span text:style-name="T1"/></text:span></text:p>
      <text:p text:style-name="P50"><text:span text:style-name="Source_20_Text"><text:span text:style-name="T1">[] Docker - computer program that performs operating-system-level virtualization, also known as “containerization”</text:span></text:span></text:p>
      <text:p text:style-name="P50"><text:span text:style-name="Source_20_Text"><text:span text:style-name="T1"/></text:span></text:p>
      <text:p text:style-name="P77"><text:span text:style-name="Source_20_Text"><text:span text:style-name="T1">[] Kubernetes or Docker Swarm for Container orchestration</text:span></text:span></text:p>
      <text:p text:style-name="P77"><text:span text:style-name="Source_20_Text"><text:span text:style-name="T1"/></text:span></text:p>
      <text:p text:style-name="P77"><text:span text:style-name="Source_20_Text"><text:span text:style-name="T1">[] Jira or Pivotal Tracker - issues reporting, tracking, and management</text:span></text:span></text:p>
      <text:p text:style-name="P77"><text:span text:style-name="Source_20_Text"><text:span text:style-name="T1"/></text:span></text:p>
      <text:p text:style-name="P78"><text:span text:style-name="Source_20_Text"><text:span text:style-name="T1">[] Automated build tools, like Maven, Grable, Cmake, and Apache Ant</text:span></text:span></text:p>
      <text:p text:style-name="P78"><text:span text:style-name="Source_20_Text"><text:span text:style-name="T1"/></text:span></text:p>
      <text:p text:style-name="P78"><text:span text:style-name="Source_20_Text"><text:span text:style-name="T1">[] Automated testing tools, like Selenium, Cucumber, J-Unit</text:span></text:span></text:p>
      <text:p text:style-name="P78"><text:span text:style-name="Source_20_Text"><text:span text:style-name="T1"/></text:span></text:p>
      <text:p text:style-name="P78"><text:span text:style-name="Source_20_Text"><text:span text:style-name="T1">[] A centralized artifacts repository, like Nexus, Artifactory, or Maven</text:span></text:span></text:p>
      <text:p text:style-name="P78"><text:span text:style-name="Source_20_Text"><text:span text:style-name="T1"/></text:span></text:p>
      <text:p text:style-name="P56"><text:span text:style-name="Source_20_Text"><text:span text:style-name="T1">[] Automated security tools for static and dynamic code analysis and container security, like Sonarqube, OWASP ZAP, Fortify, Nessus, Twistlock, Aqua, and more.</text:span></text:span></text:p>
      <text:p text:style-name="P56"><text:span text:style-name="Source_20_Text"><text:span text:style-name="T1"/></text:span></text:p>
      <text:p text:style-name="P82"><text:span text:style-name="Source_20_Text"><text:span text:style-name="T1">[] Automated code review tools, like Code Climate</text:span></text:span></text:p>
      <text:p text:style-name="P82"><text:span text:style-name="Source_20_Text"><text:span text:style-name="T1"/></text:span></text:p>
      <text:p text:style-name="P82"><text:span text:style-name="Source_20_Text"><text:span text:style-name="T1">[] Automated monitoring tools, like Nagios, Splunk, New Relic, and ELK</text:span></text:span></text:p>
      <text:p text:style-name="P48"><text:span text:style-name="Source_20_Text"><text:span text:style-name="T1"/></text:span></text:p>
      <text:p text:style-name="P42"><text:span text:style-name="Source_20_Text"><text:span text:style-name="T1"/></text:span></text:p>
      <text:p text:style-name="P74"><text:span text:style-name="Source_20_Text"><text:span text:style-name="T33">[Questions to Ask Programming Teams]</text:span></text:span></text:p>
      <text:p text:style-name="P51"><text:span text:style-name="Source_20_Text"><text:span text:style-name="T22">[How do you test your code?] <text:s/></text:span></text:span></text:p>
      <text:p text:style-name="P51"><text:span text:style-name="Source_20_Text"><text:span text:style-name="T55">[</text:span></text:span><text:span text:style-name="Source_20_Text"><text:span text:style-name="T1">] (Wrong answers: “we have a testing organization,” “OT&amp;E is responsible for testing”)</text:span></text:span></text:p>
      <text:p text:style-name="P51"><text:span text:style-name="Source_20_Text"><text:span text:style-name="T1"/></text:span></text:p>
      <text:p text:style-name="P51"><text:span text:style-name="Source_20_Text"><text:span text:style-name="T1">[] Advanced version: what tool suite are you using for unit tests, regression testing, functional tests, security scans, and deployment certification?</text:span></text:span></text:p>
      <text:p text:style-name="P11"><text:span text:style-name="Source_20_Text"><text:span text:style-name="T1"/></text:span></text:p>
      <text:p text:style-name="P52"><text:span text:style-name="Source_20_Text"><text:span text:style-name="T22">[How automated are your development, testing, security, and deployment pipelines?]</text:span></text:span></text:p>
      <text:p text:style-name="P52"><text:span text:style-name="Source_20_Text"><text:span text:style-name="T1">[] Advanced version: what tool suite are you using for continuous integration (CI), continuous deployment (CD), regression testing, program documentation; is your infrastructure defined by code?</text:span></text:span></text:p>
      <text:p text:style-name="P52"><text:span text:style-name="Source_20_Text"><text:span text:style-name="T1"/></text:span></text:p>
      <text:p text:style-name="P52"><text:span text:style-name="Source_20_Text"><text:span text:style-name="T22">[Who are your users and how are you interacting with them?]</text:span></text:span></text:p>
      <text:p text:style-name="P52"><text:span text:style-name="Source_20_Text"><text:span text:style-name="T1">[] Advanced version: what mechanisms are you using to get direct feedback from your users? What tool suite are you using for issue reporting and tracking? How do you allocate issues to programming teams? How to you inform users that their issues are being addressed and/or have been resolved?</text:span></text:span></text:p>
      <text:p text:style-name="P52"><text:span text:style-name="Source_20_Text"><text:span text:style-name="T1"/></text:span></text:p>
      <text:p text:style-name="P52"><text:soft-page-break/><text:span text:style-name="Source_20_Text"><text:span text:style-name="T22">[What is your (current and future) cycle time for releases to your users?]</text:span></text:span></text:p>
      <text:p text:style-name="P52"><text:span text:style-name="Source_20_Text"><text:span text:style-name="T1">[] Advanced version: what software platforms to you support? Are you using containers? What configuration management tools do you use? </text:span></text:span></text:p>
      <text:p text:style-name="P52"><text:span text:style-name="Source_20_Text"><text:span text:style-name="T1"/></text:span></text:p>
      <text:p text:style-name="P52"><text:span text:style-name="Source_20_Text"><text:span text:style-name="T1"/></text:span></text:p>
      <text:p text:style-name="P53"><text:span text:style-name="Source_20_Text"><text:span text:style-name="T43">[Questions for Program Management]</text:span></text:span></text:p>
      <text:p text:style-name="P53"><text:span text:style-name="Source_20_Text"><text:span text:style-name="T15">[</text:span></text:span><text:span text:style-name="Source_20_Text"><text:span text:style-name="T1">] How many programmers are part of the organizations that owns the budget and milestones for the program? (Wrong answers: “we don’t know,” “zero,” “it depends on how you define a programmer”)</text:span></text:span></text:p>
      <text:p text:style-name="P53"><text:span text:style-name="Source_20_Text"><text:span text:style-name="T1"/></text:span></text:p>
      <text:p text:style-name="P53"><text:span text:style-name="Source_20_Text"><text:span text:style-name="T1">[] What are your management metrics for development and operations; how are they used to inform priorities, detect problems; how often are they accessed and used by leadership?</text:span></text:span></text:p>
      <text:p text:style-name="P53"><text:span text:style-name="Source_20_Text"><text:span text:style-name="T1"/></text:span></text:p>
      <text:p text:style-name="P53"><text:span text:style-name="Source_20_Text"><text:span text:style-name="T1">[] What have you learned in your past three sprint cycles and what did you do about it? (Wrong answers: “what’s a sprint cycle?,” “we are waiting to get approval from management”)</text:span></text:span></text:p>
      <text:p text:style-name="P53"><text:span text:style-name="Source_20_Text"><text:span text:style-name="T1"/></text:span></text:p>
      <text:p text:style-name="P53"><text:span text:style-name="Source_20_Text"><text:span text:style-name="T1">[] Who are the users that you deliver value to each sprint cycle? Can we talk to them? (Wrong answers: “we don’t directly deploy our code to users”)</text:span></text:span></text:p>
      <text:p text:style-name="P53"><text:span text:style-name="Source_20_Text"><text:span text:style-name="T1"/></text:span></text:p>
      <text:p text:style-name="P54"><text:span text:style-name="Source_20_Text"><text:span text:style-name="T44">[Questions for Customers and Users]</text:span></text:span></text:p>
      <text:p text:style-name="P54"><text:span text:style-name="Source_20_Text"><text:span text:style-name="T16">[]</text:span></text:span><text:span text:style-name="Source_20_Text"><text:span text:style-name="T1"> How do you communicate with the developers? Did they observe your relevant teams working and ask questions that indicated a deep understanding of your needs? When is the last time they sat with you and talked about features you would like to see implemented?</text:span></text:span></text:p>
      <text:p text:style-name="P54"><text:span text:style-name="Source_20_Text"><text:span text:style-name="T1"/></text:span></text:p>
      <text:p text:style-name="P54"><text:span text:style-name="Source_20_Text"><text:span text:style-name="T1">[] How do you send in suggestions for new features or report issues or bugs in the code? What type of feedback do you get to your requests/reports? Are you ever asked to try prototypes of new software features and observed using them?</text:span></text:span></text:p>
      <text:p text:style-name="P79"><text:span text:style-name="Source_20_Text"><text:span text:style-name="T1"/></text:span></text:p>
      <text:p text:style-name="P79"><text:span text:style-name="Source_20_Text"><text:span text:style-name="T1">[] What is the time it takes for a requested feature to show up in the application?</text:span></text:span></text:p>
      <text:p text:style-name="P79"><text:span text:style-name="Source_20_Text"><text:span text:style-name="T1"/></text:span></text:p>
      <text:p text:style-name="P80"><text:span text:style-name="Source_20_Text"><text:span text:style-name="T52">[Questions for Program Leadership]</text:span></text:span></text:p>
      <text:p text:style-name="P54"><text:span text:style-name="Source_20_Text"><text:span text:style-name="T16">[</text:span></text:span><text:span text:style-name="Source_20_Text"><text:span text:style-name="T1">] Are teams delivering working software to at least some subset of real users every iteration (including the first) and gathering feedback? (alt: every two weeks)</text:span></text:span></text:p>
      <text:p text:style-name="P54"><text:span text:style-name="Source_20_Text"><text:span text:style-name="T1"/></text:span></text:p>
      <text:p text:style-name="P54"><text:span text:style-name="Source_20_Text"><text:span text:style-name="T1">[] Is there a product charter that lays out the mission and strategic goals? Do all members of the team understand both, and are they able to see how their work contributes to both?</text:span></text:span></text:p>
      <text:p text:style-name="P54"><text:span text:style-name="Source_20_Text"><text:span text:style-name="T1"/></text:span></text:p>
      <text:p text:style-name="P54"><text:span text:style-name="Source_20_Text"><text:span text:style-name="T1">[] Is feedback from users turned into concrete work items for sprint teams on timelines shorter than one month?</text:span></text:span></text:p>
      <text:p text:style-name="P81"><text:span text:style-name="Source_20_Text"><text:span text:style-name="T53"/></text:span></text:p>
      <text:p text:style-name="P81"><text:span text:style-name="Source_20_Text"><text:span text:style-name="T53">[] Are teams empowered to change the requirements based on user feedback?</text:span></text:span></text:p>
      <text:p text:style-name="P81"><text:span text:style-name="Source_20_Text"><text:span text:style-name="T53"/></text:span></text:p>
      <text:p text:style-name="P81"><text:span text:style-name="Source_20_Text"><text:span text:style-name="T53">[] Are teams empowered to change their process based on what they learn?</text:span></text:span></text:p>
      <text:p text:style-name="P54"><text:span text:style-name="Source_20_Text"><text:span text:style-name="T1"/></text:span></text:p>
      <text:p text:style-name="P54"><text:soft-page-break/><text:span text:style-name="Source_20_Text"><text:span text:style-name="T1">[] Is the full ecosystem of your project agile? (Agile programming teams followed by linear, bureaucratic deployment is a failure.)</text:span></text:span></text:p>
      <text:p text:style-name="P54"><text:span text:style-name="Source_20_Text"><text:span text:style-name="T1"/></text:span></text:p>
      <text:p text:style-name="P54"><text:span text:style-name="Source_20_Text"><text:span text:style-name="T1"/></text:span></text:p>
      <text:p text:style-name="P55"><text:span text:style-name="Source_20_Text"><text:span text:style-name="T33">[Technical practices and processes that enable a development environment to deliver value toward those goals include]</text:span></text:span></text:p>
      <text:p text:style-name="P55"><text:span text:style-name="Source_20_Text"><text:span text:style-name="T1">[] Organization of activities through discrete “user stories” that can be broken down into smaller components and continually prioritized by the product owner</text:span></text:span></text:p>
      <text:p text:style-name="P55"><text:span text:style-name="Source_20_Text"><text:span text:style-name="T1"/></text:span></text:p>
      <text:p text:style-name="P55"><text:span text:style-name="Source_20_Text"><text:span text:style-name="T1">[] Relatively short “sprints” (often two weeks), each ending in a retrospective, that enable measurement and learning throughout the process</text:span></text:span></text:p>
      <text:p text:style-name="P55"><text:span text:style-name="Source_20_Text"><text:span text:style-name="T1"/></text:span></text:p>
      <text:p text:style-name="P55"><text:span text:style-name="Source_20_Text"><text:span text:style-name="T1">[] Blameless postmortems that allow for maximum learning and speedy recovery from failures</text:span></text:span></text:p>
      <text:p text:style-name="P55"><text:span text:style-name="Source_20_Text"><text:span text:style-name="T1"/></text:span></text:p>
      <text:p text:style-name="P55"><text:span text:style-name="Source_20_Text"><text:span text:style-name="T1">[] Automated testing, security, and deployment</text:span></text:span></text:p>
      <text:p text:style-name="P55"><text:span text:style-name="Source_20_Text"><text:span text:style-name="T1"/></text:span></text:p>
      <text:p text:style-name="P55"><text:span text:style-name="Source_20_Text"><text:span text:style-name="T1">[] Testing (including user testing) and security should be shifted to the left and be part of the day-to-day operations within the development teams</text:span></text:span></text:p>
      <text:p text:style-name="P55"><text:span text:style-name="Source_20_Text"><text:span text:style-name="T1"/></text:span></text:p>
      <text:p text:style-name="P55"><text:span text:style-name="Source_20_Text"><text:span text:style-name="T1">[] Continuous integration, in which developers integrate code into a shared repository several times a day, and check-ins are then verified by an automated build for early problem detection</text:span></text:span></text:p>
      <text:p text:style-name="P55"><text:span text:style-name="Source_20_Text"><text:span text:style-name="T1"/></text:span></text:p>
      <text:p text:style-name="P55"><text:span text:style-name="Source_20_Text"><text:span text:style-name="T1">[] Continuous delivery or continuous deployment, in which the software is seamlessly deployed into staging and production environments</text:span></text:span></text:p>
      <text:p text:style-name="P55"><text:span text:style-name="Source_20_Text"><text:span text:style-name="T1"/></text:span></text:p>
      <text:p text:style-name="P55"><text:span text:style-name="Source_20_Text"><text:span text:style-name="T1">[] Trunk-based development, in which team members work in small batches and develop off of trunk or master, rather than long-lived feature branches</text:span></text:span></text:p>
      <text:p text:style-name="P55"><text:span text:style-name="Source_20_Text"><text:span text:style-name="T1"/></text:span></text:p>
      <text:p text:style-name="P55"><text:span text:style-name="Source_20_Text"><text:span text:style-name="T1">[] Version control for all production artifacts including open source and third party libraries</text:span></text:span></text:p>
      <text:p text:style-name="P55"><text:span text:style-name="Source_20_Text"><text:span text:style-name="T1"/></text:span></text:p>
      <text:p text:style-name="P55"><text:span text:style-name="Source_20_Text"><text:span text:style-name="T1">[] Infrastructure as code: version control for all configuration, networking requirements, container orchestration files, continuous integration/continuous delivery (CI/CD) pipeline files</text:span></text:span></text:p>
      <text:p text:style-name="P55"><text:span text:style-name="Source_20_Text"><text:span text:style-name="T1"/></text:span></text:p>
      <text:p text:style-name="P55"><text:span text:style-name="Source_20_Text"><text:span text:style-name="T1">[] Ability to execute A/B testing and canary deployments</text:span></text:span></text:p>
      <text:p text:style-name="P55"><text:span text:style-name="Source_20_Text"><text:span text:style-name="T1"/></text:span></text:p>
      <text:p text:style-name="P55"><text:span text:style-name="Source_20_Text"><text:span text:style-name="T1">[] Ability to get rapid and continuous user feedback and to test new features with users throughout the development process</text:span></text:span></text:p>
      <text:p text:style-name="P55"><text:span text:style-name="Source_20_Text"><text:span text:style-name="T1"/></text:span></text:p>
      <text:p text:style-name="P55"><text:span text:style-name="Source_20_Text"><text:span text:style-name="T1"/></text:span></text:p>
      <table:table table:name="Table1" table:style-name="Table1">
        <table:table-column table:style-name="Table1.A" table:number-columns-repeated="3"/>
        <table:table-column table:style-name="Table1.D"/>
        <table:table-row>
          <table:table-cell table:style-name="Table1.A1" office:value-type="string">
            <text:p text:style-name="Table_20_Contents"><text:span text:style-name="Source_20_Text"><text:span text:style-name="T1"/></text:span></text:p>
          </table:table-cell>
          <table:table-cell table:style-name="Table1.A1" office:value-type="string">
            <text:p text:style-name="P84"><text:span text:style-name="Source_20_Text"><text:span text:style-name="T22">High Performance</text:span></text:span></text:p>
          </table:table-cell>
          <table:table-cell table:style-name="Table1.A1" office:value-type="string">
            <text:p text:style-name="P84"><text:span text:style-name="Source_20_Text"><text:span text:style-name="T22">Medium Performance</text:span></text:span></text:p>
          </table:table-cell>
          <table:table-cell table:style-name="Table1.D1" office:value-type="string">
            <text:p text:style-name="P84"><text:span text:style-name="Source_20_Text"><text:span text:style-name="T22">Low Performance</text:span></text:span></text:p>
          </table:table-cell>
        </table:table-row>
        <table:table-row>
          <table:table-cell table:style-name="Table1.A2" office:value-type="string">
            <text:p text:style-name="P10"><text:span text:style-name="Source_20_Text"><text:span text:style-name="T22">Deployment frequency</text:span></text:span></text:p>
            <text:p text:style-name="P10"><text:span text:style-name="Source_20_Text"><text:span text:style-name="T1">How often does your organization</text:span></text:span></text:p>
            <text:p text:style-name="Standard"><text:span text:style-name="Source_20_Text"><text:span text:style-name="T1">deploy code?</text:span></text:span></text:p>
          </table:table-cell>
          <table:table-cell table:style-name="Table1.A2" office:value-type="string">
            <text:p text:style-name="P10"><text:span text:style-name="Source_20_Text"><text:span text:style-name="T1">On demand</text:span></text:span></text:p>
            <text:p text:style-name="P10"><text:span text:style-name="Source_20_Text"><text:span text:style-name="T1">(multiple deploys</text:span></text:span></text:p>
            <text:p text:style-name="Standard"><text:span text:style-name="Source_20_Text"><text:span text:style-name="T1">per day)</text:span></text:span></text:p>
          </table:table-cell>
          <table:table-cell table:style-name="Table1.A2" office:value-type="string">
            <text:p text:style-name="P10"><text:span text:style-name="Source_20_Text"><text:span text:style-name="T1">Between once</text:span></text:span></text:p>
            <text:p text:style-name="P10"><text:span text:style-name="Source_20_Text"><text:span text:style-name="T1">per week and</text:span></text:span></text:p>
            <text:p text:style-name="Standard"><text:span text:style-name="Source_20_Text"><text:span text:style-name="T1">once per month</text:span></text:span></text:p>
          </table:table-cell>
          <table:table-cell table:style-name="Table1.D2" office:value-type="string">
            <text:p text:style-name="P10"><text:span text:style-name="Source_20_Text"><text:span text:style-name="T1">Between once</text:span></text:span></text:p>
            <text:p text:style-name="P10"><text:span text:style-name="Source_20_Text"><text:span text:style-name="T1">per week and</text:span></text:span></text:p>
            <text:p text:style-name="Standard"><text:span text:style-name="Source_20_Text"><text:span text:style-name="T1">once per month</text:span></text:span></text:p>
          </table:table-cell>
        </table:table-row>
        <text:soft-page-break/>
        <table:table-row>
          <table:table-cell table:style-name="Table1.A2" office:value-type="string">
            <text:p text:style-name="P10"><text:span text:style-name="Source_20_Text"><text:span text:style-name="T22">Lead time for changes</text:span></text:span></text:p>
            <text:p text:style-name="P10"><text:span text:style-name="Source_20_Text"><text:span text:style-name="T1">What is your lead time for changes</text:span></text:span></text:p>
            <text:p text:style-name="P10"><text:span text:style-name="Source_20_Text"><text:span text:style-name="T1">(i.e., how long does it take to go from</text:span></text:span></text:p>
            <text:p text:style-name="P10"><text:span text:style-name="Source_20_Text"><text:span text:style-name="T1">code-commit to code successfully</text:span></text:span></text:p>
            <text:p text:style-name="Standard"><text:span text:style-name="Source_20_Text"><text:span text:style-name="T1">running in production)?</text:span></text:span></text:p>
          </table:table-cell>
          <table:table-cell table:style-name="Table1.A2" office:value-type="string">
            <text:p text:style-name="P10"><text:span text:style-name="Source_20_Text"><text:span text:style-name="T1">Less than one</text:span></text:span></text:p>
            <text:p text:style-name="Standard"><text:span text:style-name="Source_20_Text"><text:span text:style-name="T1">hour</text:span></text:span></text:p>
          </table:table-cell>
          <table:table-cell table:style-name="Table1.A2" office:value-type="string">
            <text:p text:style-name="P10"><text:span text:style-name="Source_20_Text"><text:span text:style-name="T1">Between one</text:span></text:span></text:p>
            <text:p text:style-name="P10"><text:span text:style-name="Source_20_Text"><text:span text:style-name="T1">week and one</text:span></text:span></text:p>
            <text:p text:style-name="Standard"><text:span text:style-name="Source_20_Text"><text:span text:style-name="T1">month</text:span></text:span></text:p>
          </table:table-cell>
          <table:table-cell table:style-name="Table1.D2" office:value-type="string">
            <text:p text:style-name="P10"><text:span text:style-name="Source_20_Text"><text:span text:style-name="T1">Between one</text:span></text:span></text:p>
            <text:p text:style-name="P10"><text:span text:style-name="Source_20_Text"><text:span text:style-name="T1">week and one</text:span></text:span></text:p>
            <text:p text:style-name="Standard"><text:span text:style-name="Source_20_Text"><text:span text:style-name="T1">month*</text:span></text:span></text:p>
          </table:table-cell>
        </table:table-row>
        <table:table-row>
          <table:table-cell table:style-name="Table1.A2" office:value-type="string">
            <text:p text:style-name="P10"><text:span text:style-name="Source_20_Text"><text:span text:style-name="T22">Mean time to recover (MTTR)</text:span></text:span></text:p>
            <text:p text:style-name="P10"><text:span text:style-name="Source_20_Text"><text:span text:style-name="T1">How long does it generally take to</text:span></text:span></text:p>
            <text:p text:style-name="P10"><text:span text:style-name="Source_20_Text"><text:span text:style-name="T1">restore service when a service</text:span></text:span></text:p>
            <text:p text:style-name="P10"><text:span text:style-name="Source_20_Text"><text:span text:style-name="T1">incident occurs (e.g., unplanned</text:span></text:span></text:p>
            <text:p text:style-name="Standard"><text:span text:style-name="Source_20_Text"><text:span text:style-name="T1">outage, service impairment)?</text:span></text:span></text:p>
          </table:table-cell>
          <table:table-cell table:style-name="Table1.A2" office:value-type="string">
            <text:p text:style-name="P10"><text:span text:style-name="Source_20_Text"><text:span text:style-name="T1">Less than one</text:span></text:span></text:p>
            <text:p text:style-name="Standard"><text:span text:style-name="Source_20_Text"><text:span text:style-name="T1">hour</text:span></text:span></text:p>
          </table:table-cell>
          <table:table-cell table:style-name="Table1.A2" office:value-type="string">
            <text:p text:style-name="P10"><text:span text:style-name="Source_20_Text"><text:span text:style-name="T1">Less than one</text:span></text:span></text:p>
            <text:p text:style-name="Standard"><text:span text:style-name="Source_20_Text"><text:span text:style-name="T1">day</text:span></text:span></text:p>
          </table:table-cell>
          <table:table-cell table:style-name="Table1.D2" office:value-type="string">
            <text:p text:style-name="P10"><text:span text:style-name="Source_20_Text"><text:span text:style-name="T1">Between one</text:span></text:span></text:p>
            <text:p text:style-name="P10"><text:span text:style-name="Source_20_Text"><text:span text:style-name="T1">week and one</text:span></text:span></text:p>
            <text:p text:style-name="Standard"><text:span text:style-name="Source_20_Text"><text:span text:style-name="T1">day</text:span></text:span></text:p>
          </table:table-cell>
        </table:table-row>
        <table:table-row>
          <table:table-cell table:style-name="Table1.A2" office:value-type="string">
            <text:p text:style-name="P10"><text:span text:style-name="Source_20_Text"><text:span text:style-name="T22">Change failure rate</text:span></text:span></text:p>
            <text:p text:style-name="P10"><text:span text:style-name="Source_20_Text"><text:span text:style-name="T1">What percentage of changes results</text:span></text:span></text:p>
            <text:p text:style-name="P10"><text:span text:style-name="Source_20_Text"><text:span text:style-name="T1">either in degraded service or</text:span></text:span></text:p>
            <text:p text:style-name="P10"><text:span text:style-name="Source_20_Text"><text:span text:style-name="T1">subsequently requires remediation</text:span></text:span></text:p>
            <text:p text:style-name="P10"><text:span text:style-name="Source_20_Text"><text:span text:style-name="T1">(e.g., leads to service impairment,</text:span></text:span></text:p>
            <text:p text:style-name="P10"><text:span text:style-name="Source_20_Text"><text:span text:style-name="T1">service outage, requires a hotfix,</text:span></text:span></text:p>
            <text:p text:style-name="Standard"><text:span text:style-name="Source_20_Text"><text:span text:style-name="T1">rollback, fix forward, patch)?</text:span></text:span></text:p>
          </table:table-cell>
          <table:table-cell table:style-name="Table1.A2" office:value-type="string">
            <text:p text:style-name="P84"><text:span text:style-name="Source_20_Text"><text:span text:style-name="T1">0-15%</text:span></text:span></text:p>
          </table:table-cell>
          <table:table-cell table:style-name="Table1.A2" office:value-type="string">
            <text:p text:style-name="P84"><text:span text:style-name="Source_20_Text"><text:span text:style-name="T1">0-15%</text:span></text:span></text:p>
          </table:table-cell>
          <table:table-cell table:style-name="Table1.D2" office:value-type="string">
            <text:p text:style-name="P84"><text:span text:style-name="Source_20_Text"><text:span text:style-name="T1">31-45%</text:span></text:span></text:p>
          </table:table-cell>
        </table:table-row>
      </table:table>
      <text:p text:style-name="P55"/>
      <text:p text:style-name="P55"><text:span text:style-name="Source_20_Text"><text:span text:style-name="T1"/></text:span></text:p>
      <text:p text:style-name="P57"><text:span text:style-name="Source_20_Text"><text:span text:style-name="T45">[</text:span></text:span><text:span text:style-name="Source_20_Text"><text:span text:style-name="T60">Warning signs that you may have screwed up your development environment</text:span></text:span><text:span text:style-name="Source_20_Text"><text:span text:style-name="T45">]</text:span></text:span></text:p>
      <text:p text:style-name="P58"><text:span text:style-name="Source_20_Text"><text:span text:style-name="T1">[] If teams cannot effectively track progress toward defined goals and objectives roughly every two weeks</text:span></text:span></text:p>
      <text:p text:style-name="P58"><text:span text:style-name="Source_20_Text"><text:span text:style-name="T1"/></text:span></text:p>
      <text:p text:style-name="P58"><text:span text:style-name="Source_20_Text"><text:span text:style-name="T1">[] If teams cannot rapidly deploy various environments that mirror production to test their code such as in development, QA, and staging</text:span></text:span></text:p>
      <text:p text:style-name="P58"><text:span text:style-name="Source_20_Text"><text:span text:style-name="T1"/></text:span></text:p>
      <text:p text:style-name="P58"><text:span text:style-name="Source_20_Text"><text:span text:style-name="T1">[] If teams cannot have real-time feedback regarding their code building, passing tests, and passing security scans</text:span></text:span></text:p>
      <text:p text:style-name="P59"><text:span text:style-name="Source_20_Text"><text:span text:style-name="T1"/></text:span></text:p>
      <text:p text:style-name="P59"><text:span text:style-name="Source_20_Text"><text:span text:style-name="T1">[] If it takes months for end users to be able to see changes and provide feedback </text:span></text:span></text:p>
      <text:p text:style-name="P59"><text:soft-page-break/><text:span text:style-name="Source_20_Text"><text:span text:style-name="T1"/></text:span></text:p>
      <text:p text:style-name="P59"><text:span text:style-name="Source_20_Text"><text:span text:style-name="T1">[] If teams cannot rapidly roll-back to previous versions or perform rolling-update to new versions without downtime</text:span></text:span></text:p>
      <text:p text:style-name="P59"><text:span text:style-name="Source_20_Text"><text:span text:style-name="T1"/></text:span></text:p>
      <text:p text:style-name="P59"><text:span text:style-name="Source_20_Text"><text:span text:style-name="T1">[] If recovering from incidents results in significant drama or the assignment of blame </text:span></text:span></text:p>
      <text:p text:style-name="P59"><text:span text:style-name="Source_20_Text"><text:span text:style-name="T1">[] If having code ready to deploy is a big event (it should happen routinely and without drama)</text:span></text:span></text:p>
      <text:p text:style-name="P58"><text:span text:style-name="Source_20_Text"><text:span text:style-name="T1"/></text:span></text:p>
      <text:p text:style-name="P58"><text:span text:style-name="Source_20_Text"><text:span text:style-name="T1">[] If changes to the software frequently result in breaking it</text:span></text:span></text:p>
      <text:p text:style-name="P58"><text:span text:style-name="Source_20_Text"><text:span text:style-name="T1"/></text:span></text:p>
      <text:p text:style-name="P58"><text:span text:style-name="Source_20_Text"><text:span text:style-name="T1">[] If developers are not empowered to change the code or build new functionality based on user feedback, or to change their process based on what they learn.</text:span></text:span></text:p>
      <text:p text:style-name="P60"><text:span text:style-name="Source_20_Text"><text:span text:style-name="T46"/></text:span></text:p>
      <text:p text:style-name="P60"><text:span text:style-name="Source_20_Text"><text:span text:style-name="T46"/></text:span></text:p>
      <text:p text:style-name="P60"><text:span text:style-name="Source_20_Text"><text:span text:style-name="T46">[Compute and Infra capabilities that are required for DoD]</text:span></text:span></text:p>
      <text:p text:style-name="P60"><text:span text:style-name="Source_20_Text"><text:span text:style-name="T22">[Scalable Compute]</text:span></text:span><text:span text:style-name="Source_20_Text"><text:span text:style-name="T1">: Access to computing resources should never be a limiting factor when developing code. Modern cloud environments provide mechanisms to provide any developer with a powerful computing environment that can easily scale with the needs of an individual programmer, a product development team, or an entire enterprise.</text:span></text:span></text:p>
      <text:p text:style-name="P60"><text:span text:style-name="Source_20_Text"><text:span text:style-name="T1"/></text:span></text:p>
      <text:p text:style-name="P60"><text:span text:style-name="Source_20_Text"><text:span text:style-name="T22">[Containerization]</text:span></text:span><text:span text:style-name="Source_20_Text"><text:span text:style-name="T1">: Container technology provides sandbox environments in which to test new software without exposing the larger system to the new code. It “packages up” an application with all of the operating system services required for executing the application and allowing that application to run in a virtualized environment. Containers allow isolation of components (that communicate with each other through well-defined channels) and provide a way to “freeze” a software configuration of an application without freezing the underlying physical hardware and operating system.</text:span></text:span></text:p>
      <text:p text:style-name="P60"><text:span text:style-name="Source_20_Text"><text:span text:style-name="T1"/></text:span></text:p>
      <text:p text:style-name="P60"><text:span text:style-name="Source_20_Text"><text:span text:style-name="T22">[Ci/CD Pipeline]</text:span></text:span><text:span text:style-name="Source_20_Text"><text:span text:style-name="T1">: A platform that provides the CI/CD pipeline is used for automated testing, security, and deployment. This includes license access for security tools and a centralized artifacts repository with tools, databases, and a base operating system (OS) with an existing authorization to operate (ATO).</text:span></text:span></text:p>
      <text:p text:style-name="P60"><text:span text:style-name="Source_20_Text"><text:span text:style-name="T1"/></text:span></text:p>
      <text:p text:style-name="P60"><text:span text:style-name="Source_20_Text"><text:span text:style-name="T22">[Infrastructure as code: automated config, updating, distribution and recovery management]</text:span></text:span><text:span text:style-name="Source_20_Text"><text:span text:style-name="T1">: Manual configuration management of operating systems and middleware platforms leads to inconsistencies in fielded systems and drives up the operating costs due to the labor hours required for systems administration. Modern software processes avoid this by implementing “infrastructure as code,” which replaces</text:span></text:span></text:p>
      <text:p text:style-name="P10"><text:span text:style-name="Source_20_Text"><text:span text:style-name="T1">manual processes for provisioning infrastructure with automated processes that use machine-readable definition files to manage and provision containers, virtual machines, networking, and other components. Adopting infrastructure as code and software distribution tools in a standardized way streamlines uniformity of deployment and testing of changes, which are both vital to realizing the benefits of agile development processes.</text:span></text:span></text:p>
      <text:p text:style-name="P60"><text:span text:style-name="Source_20_Text"><text:span text:style-name="T1"/></text:span></text:p>
      <text:p text:style-name="P60"><text:span text:style-name="Source_20_Text"><text:span text:style-name="T22">[Federated identity management and authentication backend with common log file management and analysis]</text:span></text:span><text:span text:style-name="Source_20_Text"><text:span text:style-name="T1">: Common identity management across military, government, and contractors greatly simplifies the assignment </text:span></text:span><text:soft-page-break/><text:span text:style-name="Source_20_Text"><text:span text:style-name="T1">of permissions for accessing information across multiple systems and allows rapid and accurate auditing of code. The ability to audit access to information across multiple systems enables the detection of inappropriate access to information, and can be used to develop the</text:span></text:span></text:p>
      <text:p text:style-name="P10"><text:span text:style-name="Source_20_Text"><text:span text:style-name="T1">patterns of life that are essential for proper threat analysis. Common identity management can ease the integration of multi-factor authentication across servers, desktops, and mobile devices. Along with public key infrastructure (PKI) integration, it allows verification of both the service being accessed by the user and the user accessing information from the service.</text:span></text:span></text:p>
      <text:p text:style-name="P60"><text:span text:style-name="Source_20_Text"><text:span text:style-name="T1"/></text:span></text:p>
      <text:p text:style-name="P61"><text:span text:style-name="Source_20_Text"><text:span text:style-name="T22">[Firewall configuration and network access control lists]</text:span></text:span><text:span text:style-name="Source_20_Text"><text:span text:style-name="T1">: Having a common set of OS and application configurations allows network access control not just through network equipment, but at the server itself. Pruning unnecessary services and forcing information transfer only through intentional interfaces reduce the attack surface and make servers more resilient against penetration. Server-to-server communication can be encrypted to protect from network interception and authenticated so that software services can only communicate with authorized software elements.</text:span></text:span></text:p>
      <text:p text:style-name="P61"><text:span text:style-name="Source_20_Text"><text:span text:style-name="T1"/></text:span></text:p>
      <text:p text:style-name="P61"><text:span text:style-name="Source_20_Text"><text:span text:style-name="T22">[Client software]</text:span></text:span><text:span text:style-name="Source_20_Text"><text:span text:style-name="T1">: Remote login through remote desktop access is common throughout DoD. This greatly increases the difficulty of integrating mobile platforms and of permitting embedded devices to access vital information, especially from the field. It also complicates uniform identity management and multi-factor verification, which is key to</text:span></text:span></text:p>
      <text:p text:style-name="P10"><text:span text:style-name="Source_20_Text"><text:span text:style-name="T1">securing information. By moving to web client access mobile integration – and development - is greatly eased. It also becomes possible to leverage industry innovation, as this is where the commercial sector is heading for all interactions.</text:span></text:span></text:p>
      <text:p text:style-name="P61"><text:span text:style-name="Source_20_Text"><text:span text:style-name="T1"/></text:span></text:p>
      <text:p text:style-name="P61"><text:span text:style-name="Source_20_Text"><text:span text:style-name="T22">[Common information assurance (IA) profiles]</text:span></text:span><text:span text:style-name="Source_20_Text"><text:span text:style-name="T1">: Information assurance (IA) for DoD systems is complex, difficult, and not yet well-architected. Test, certification, and IA are almost always linear “tailgate” processes instead of being integrated into a continuous delivery cycle. Common IA profiles integrated into the development environment and</text:span></text:span></text:p>
      <text:p text:style-name="P10"><text:span text:style-name="Source_20_Text"><text:span text:style-name="T1">part of the development system architecture are less likely to have bugs than customized and add-on solutions.</text:span></text:span></text:p>
      <text:p text:style-name="P10"><text:span text:style-name="Source_20_Text"><text:span text:style-name="T1"/></text:span></text:p>
      <text:p text:style-name="P62"><text:span text:style-name="Source_20_Text"><text:span text:style-name="T33">[Some indicators that you may have screwed up your compute environment]</text:span></text:span></text:p>
      <text:p text:style-name="P63"><text:span text:style-name="Source_20_Text"><text:span text:style-name="T1">[] The headcount needed to support the system grows linearly with the number of servers or instances</text:span></text:span></text:p>
      <text:p text:style-name="P63"><text:span text:style-name="Source_20_Text"><text:span text:style-name="T1"/></text:span></text:p>
      <text:p text:style-name="P63"><text:span text:style-name="Source_20_Text"><text:span text:style-name="T1">[] You have older than current versions of operating systems or vendor software because it is too hard to test or validate changes</text:span></text:span></text:p>
      <text:p text:style-name="P63"><text:span text:style-name="Source_20_Text"><text:span text:style-name="T1"/></text:span></text:p>
      <text:p text:style-name="P63"><text:span text:style-name="Source_20_Text"><text:span text:style-name="T1">[] Unit costs for compute, network transport and storage are not declining, or are not measurable to be determined</text:span></text:span></text:p>
      <text:p text:style-name="P63"><text:span text:style-name="Source_20_Text"><text:span text:style-name="T1"/></text:span></text:p>
      <text:p text:style-name="P63"><text:span text:style-name="Source_20_Text"><text:span text:style-name="T1">[] Logging in via remote desktop is the normal way to access an information service</text:span></text:span></text:p>
      <text:p text:style-name="P63"><text:span text:style-name="Source_20_Text"><text:span text:style-name="T1"/></text:span></text:p>
      <text:p text:style-name="P63"><text:span text:style-name="Source_20_Text"><text:span text:style-name="T1">[] You depend on network firewalls to secure your compute resource from unauthorized access</text:span></text:span></text:p>
      <text:p text:style-name="P63"><text:span text:style-name="Source_20_Text"><text:span text:style-name="T1"/></text:span></text:p>
      <text:p text:style-name="P63"><text:soft-page-break/><text:span text:style-name="Source_20_Text"><text:span text:style-name="T1">[] You depend on hardware encryptors to keep your data safe from interception</text:span></text:span></text:p>
      <text:p text:style-name="P63"><text:span text:style-name="Source_20_Text"><text:span text:style-name="T1"/></text:span></text:p>
      <text:p text:style-name="P63"><text:span text:style-name="Source_20_Text"><text:span text:style-name="T1">[] You have to purge data on a regular basis to avoid running out of storage</text:span></text:span></text:p>
      <text:p text:style-name="P63"><text:span text:style-name="Source_20_Text"><text:span text:style-name="T1"/></text:span></text:p>
      <text:p text:style-name="P63"><text:span text:style-name="Source_20_Text"><text:span text:style-name="T1">[] Compute tasks are taking the same or longer time to run than they did when the system was first fielded</text:span></text:span></text:p>
      <text:p text:style-name="P63"><text:span text:style-name="Source_20_Text"><text:span text:style-name="T1"/></text:span></text:p>
      <text:p text:style-name="P63"><text:span text:style-name="Source_20_Text"><text:span text:style-name="T1">[] Equipment or software is in use that has been “end of lifed” by the vendor and no longer has mainstream support</text:span></text:span></text:p>
      <text:p text:style-name="P63"><text:span text:style-name="Source_20_Text"><text:span text:style-name="T1"/></text:span></text:p>
      <text:p text:style-name="P63"><text:span text:style-name="Source_20_Text"><text:span text:style-name="T1">[] It takes significant work to find out who accessed a given set of files or resources over a reasonable period of time</text:span></text:span></text:p>
      <text:p text:style-name="P63"><text:span text:style-name="Source_20_Text"><text:span text:style-name="T1"/></text:span></text:p>
      <text:p text:style-name="P63"><text:span text:style-name="Source_20_Text"><text:span text:style-name="T1">[] No one knows what part of the system is consuming the most resources or what code should be refactored for optimization</text:span></text:span></text:p>
      <text:p text:style-name="P63"><text:span text:style-name="Source_20_Text"><text:span text:style-name="T1"/></text:span></text:p>
      <text:p text:style-name="P63"><text:span text:style-name="Source_20_Text"><text:span text:style-name="T1">[] Multifactor authentication is not being used</text:span></text:span></text:p>
      <text:p text:style-name="P63"><text:span text:style-name="Source_20_Text"><text:span text:style-name="T1"/></text:span></text:p>
      <text:p text:style-name="P63"><text:span text:style-name="Source_20_Text"><text:span text:style-name="T1">[] You cannot execute a disaster recovery exercise where a current backup up of a system cannot be brought online on different hardware in less than a day</text:span></text:span></text:p>
      <text:p text:style-name="P63"><text:span text:style-name="Source_20_Text"><text:span text:style-name="T1"/></text:span></text:p>
      <text:p text:style-name="P64"><text:span text:style-name="Source_20_Text"><text:span text:style-name="T47">[Programs Reviewed by the Committee for the purposes of this document]</text:span></text:span></text:p>
      <text:p text:style-name="P64"><text:span text:style-name="Source_20_Text"><text:span text:style-name="T1">[] Next Generation fighter jet</text:span></text:span></text:p>
      <text:p text:style-name="P64"><text:span text:style-name="Source_20_Text"><text:span text:style-name="T1"/></text:span></text:p>
      <text:p text:style-name="P64"><text:span text:style-name="Source_20_Text"><text:span text:style-name="T1">[] Next Generation ground system</text:span></text:span></text:p>
      <text:p text:style-name="P64"><text:span text:style-name="Source_20_Text"><text:span text:style-name="T1"/></text:span></text:p>
      <text:p text:style-name="P64"><text:span text:style-name="Source_20_Text"><text:span text:style-name="T1">[] Kessel Run—AOC Pathfinder</text:span></text:span></text:p>
      <text:p text:style-name="P64"><text:span text:style-name="Source_20_Text"><text:span text:style-name="T1"/></text:span></text:p>
      <text:p text:style-name="P64"><text:span text:style-name="Source_20_Text"><text:span text:style-name="T1">[] Space tracking system</text:span></text:span></text:p>
      <text:p text:style-name="P64"><text:span text:style-name="Source_20_Text"><text:span text:style-name="T1"/></text:span></text:p>
      <text:p text:style-name="P64"><text:span text:style-name="Source_20_Text"><text:span text:style-name="T1">[] Naval radar system</text:span></text:span></text:p>
      <text:p text:style-name="P64"><text:span text:style-name="Source_20_Text"><text:span text:style-name="T1"/></text:span></text:p>
      <text:p text:style-name="P64"><text:span text:style-name="Source_20_Text"><text:span text:style-name="T1">[] Cross-service business system</text:span></text:span></text:p>
      <text:p text:style-name="P64"><text:span text:style-name="Source_20_Text"><text:span text:style-name="T17"/></text:span></text:p>
      <text:p text:style-name="P64"><text:span text:style-name="Source_20_Text"><text:span text:style-name="T47">[Standard Questions, </text:span></text:span><text:span text:style-name="Source_20_Text"><text:span text:style-name="T48">we asked</text:span></text:span><text:span text:style-name="Source_20_Text"><text:span text:style-name="T47">]</text:span></text:span></text:p>
      <text:p text:style-name="P64"><text:span text:style-name="Source_20_Text"><text:span text:style-name="T17">[</text:span></text:span><text:span text:style-name="Source_20_Text"><text:span text:style-name="T1">] What is the coding environment and what languages/SW tools do you use?</text:span></text:span></text:p>
      <text:p text:style-name="P65"><text:span text:style-name="Source_20_Text"><text:span text:style-name="T1"/></text:span></text:p>
      <text:p text:style-name="P65"><text:span text:style-name="Source_20_Text"><text:span text:style-name="T1">[] What do the software and system architectures look like?</text:span></text:span></text:p>
      <text:p text:style-name="P65"><text:span text:style-name="Source_20_Text"><text:span text:style-name="T1"/></text:span></text:p>
      <text:p text:style-name="P65"><text:span text:style-name="Source_20_Text"><text:span text:style-name="T1">[] What is the computational environment (processing, comms, storage)?</text:span></text:span></text:p>
      <text:p text:style-name="P65"><text:span text:style-name="Source_20_Text"><text:span text:style-name="T1"/></text:span></text:p>
      <text:p text:style-name="P65"><text:span text:style-name="Source_20_Text"><text:span text:style-name="T1">[] How is software deployed and how often are updates delivered to the field?</text:span></text:span></text:p>
      <text:p text:style-name="P65"><text:span text:style-name="Source_20_Text"><text:span text:style-name="T1"/></text:span></text:p>
      <text:p text:style-name="P65"><text:span text:style-name="Source_20_Text"><text:span text:style-name="T1">[] What determines the cycle time for updates?</text:span></text:span></text:p>
      <text:p text:style-name="P65"><text:span text:style-name="Source_20_Text"><text:span text:style-name="T1"/></text:span></text:p>
      <text:p text:style-name="P65"><text:span text:style-name="Source_20_Text"><text:span text:style-name="T1">[] How does software development incorporate user feedback? What is the developer-user interface? How quickly are user issues addressed and fixed?</text:span></text:span></text:p>
      <text:p text:style-name="P65"><text:span text:style-name="Source_20_Text"><text:span text:style-name="T1"/></text:span></text:p>
      <text:p text:style-name="P65"><text:span text:style-name="Source_20_Text"><text:span text:style-name="T1">[] How long does it take to compile the code from scratch?</text:span></text:span></text:p>
      <text:p text:style-name="P65"><text:soft-page-break/><text:span text:style-name="Source_20_Text"><text:span text:style-name="T1"/></text:span></text:p>
      <text:p text:style-name="P65"><text:span text:style-name="Source_20_Text"><text:span text:style-name="T1">[] How much access does the DoD have to the source code?</text:span></text:span></text:p>
      <text:p text:style-name="P65"><text:span text:style-name="Source_20_Text"><text:span text:style-name="T1"/></text:span></text:p>
      <text:p text:style-name="P65"><text:span text:style-name="Source_20_Text"><text:span text:style-name="T1">[] How is testing done? What tool suites are used? How much is automated? How long does it take to do a full regression test?</text:span></text:span></text:p>
      <text:p text:style-name="P65"><text:span text:style-name="Source_20_Text"><text:span text:style-name="T1">[] How is cybersecurity testing done? How are programs/updates certified?</text:span></text:span></text:p>
      <text:p text:style-name="P65"><text:span text:style-name="Source_20_Text"><text:span text:style-name="T1"/></text:span></text:p>
      <text:p text:style-name="P65"><text:span text:style-name="Source_20_Text"><text:span text:style-name="T1">[] What does the workforce look like (headcounts, skill sets)? How many programmers? How much software expertise is there in the program office?</text:span></text:span></text:p>
      <text:p text:style-name="P65"><text:span text:style-name="Source_20_Text"><text:span text:style-name="T1"/></text:span></text:p>
      <text:p text:style-name="P65"><text:span text:style-name="Source_20_Text"><text:span text:style-name="T1">[] What is the structure of the contract with the government? How are changes, new features, and new ideas integrated into the development process?</text:span></text:span></text:p>
      <text:p text:style-name="P65"><text:span text:style-name="Source_20_Text"><text:span text:style-name="T1"/></text:span></text:p>
      <text:p text:style-name="P66"><text:span text:style-name="Source_20_Text"><text:span text:style-name="T49">[Preliminary Observations]</text:span></text:span></text:p>
      <text:p text:style-name="P66"><text:span text:style-name="Source_20_Text"><text:span text:style-name="T1">[] Software is being delivered to the field 2-10X slower than it could be due to outdated requirements, test requirements, and lack of trust in SW</text:span></text:span></text:p>
      <text:p text:style-name="P67"><text:span text:style-name="Source_20_Text"><text:span text:style-name="T1"/></text:span></text:p>
      <text:p text:style-name="P67"><text:span text:style-name="Source_20_Text"><text:span text:style-name="T1">[] Many systems are using legacy hardware and outdated architectures that make it much harder to exploit advances in computing and communications</text:span></text:span></text:p>
      <text:p text:style-name="P67"><text:span text:style-name="Source_20_Text"><text:span text:style-name="T1"/></text:span></text:p>
      <text:p text:style-name="P67"><text:span text:style-name="Source_20_Text"><text:span text:style-name="T1">[] Program requirements were often formulated 5+ years ago (when the threat environment + available technologies were very different =&gt; wasted effort)</text:span></text:span></text:p>
      <text:p text:style-name="P67"><text:span text:style-name="Source_20_Text"><text:span text:style-name="T1"/></text:span></text:p>
      <text:p text:style-name="P67"><text:span text:style-name="Source_20_Text"><text:span text:style-name="T1">[] New capabilities and features are added in multi-year (multi-decade?) development “blocks” instead of continuously and iteratively</text:span></text:span></text:p>
      <text:p text:style-name="P67"><text:span text:style-name="Source_20_Text"><text:span text:style-name="T1"/></text:span></text:p>
      <text:p text:style-name="P67"><text:span text:style-name="Source_20_Text"><text:span text:style-name="T1">[] Most program offices don’t have enough expertise in modern SW methods</text:span></text:span></text:p>
      <text:p text:style-name="P67"><text:span text:style-name="Source_20_Text"><text:span text:style-name="T1"/></text:span></text:p>
      <text:p text:style-name="P67"><text:span text:style-name="Source_20_Text"><text:span text:style-name="T1">[] Most SW teams are attempting to implement DevOps and “agile” approaches, but in most cases the capabilities are still nascent (and hence fragile)</text:span></text:span></text:p>
      <text:p text:style-name="P67"><text:span text:style-name="Source_20_Text"><text:span text:style-name="T1"/></text:span></text:p>
      <text:p text:style-name="P67"><text:span text:style-name="Source_20_Text"><text:span text:style-name="T1">[] Transition to DevOps is often hindered by a gov’t support structure focused on technical performance in a waterfall setting (“waterfall with sprints”)</text:span></text:span></text:p>
      <text:p text:style-name="P67"><text:span text:style-name="Source_20_Text"><text:span text:style-name="T1"/></text:span></text:p>
      <text:p text:style-name="P67"><text:span text:style-name="Source_20_Text"><text:span text:style-name="T1">[] Information assurance (IA) is complex, difficult, and not yet well architected</text:span></text:span></text:p>
      <text:p text:style-name="P67"><text:span text:style-name="Source_20_Text"><text:span text:style-name="T1"/></text:span></text:p>
      <text:p text:style-name="P67"><text:span text:style-name="Source_20_Text"><text:span text:style-name="T1">[] Test, certification and IA are almost always linear “tailgate” processes instead of being integrated into a continuous delivery cycle.</text:span></text:span></text:p>
      <text:p text:style-name="P67"><text:span text:style-name="Source_20_Text"><text:span text:style-name="T1"/></text:span></text:p>
      <text:p text:style-name="P68"><text:span text:style-name="Source_20_Text"><text:span text:style-name="T50">[What should be done differently in future programs]</text:span></text:span></text:p>
      <text:p text:style-name="P69"><text:span text:style-name="Source_20_Text"><text:span text:style-name="T18">[] </text:span></text:span><text:span text:style-name="Source_20_Text"><text:span text:style-name="T1">Spend time upfront getting the architecture right: modular, automated, secure</text:span></text:span></text:p>
      <text:p text:style-name="P70"><text:span text:style-name="Source_20_Text"><text:span text:style-name="T1"/></text:span></text:p>
      <text:p text:style-name="P70"><text:span text:style-name="Source_20_Text"><text:span text:style-name="T1">[] Make use of platforms (hardware and software) that continuously evolve at the timescales of the commercial sector (3-5 years between HW/OS updates)</text:span></text:span></text:p>
      <text:p text:style-name="P70"><text:span text:style-name="Source_20_Text"><text:span text:style-name="T1"/></text:span></text:p>
      <text:p text:style-name="P70"><text:soft-page-break/><text:span text:style-name="Source_20_Text"><text:span text:style-name="T1">[] Start small, be iterative, and build on success ‒ or terminate quickly</text:span></text:span></text:p>
      <text:p text:style-name="P70"><text:span text:style-name="Source_20_Text"><text:span text:style-name="T1"/></text:span></text:p>
      <text:p text:style-name="P70"><text:span text:style-name="Source_20_Text"><text:span text:style-name="T1">[] Construct budget to support the full, iterative life cycle of the software</text:span></text:span></text:p>
      <text:p text:style-name="P70"><text:span text:style-name="Source_20_Text"><text:span text:style-name="T1">[] Adopt a DevOps culture: design, implement, test, deploy, evaluate, repeat</text:span></text:span></text:p>
      <text:p text:style-name="P70"><text:span text:style-name="Source_20_Text"><text:span text:style-name="T1"/></text:span></text:p>
      <text:p text:style-name="P70"><text:span text:style-name="Source_20_Text"><text:span text:style-name="T1">[] Automate testing of software to enable critical updates to be deployed in days to weeks, not months or years (also requires changes in testing organization)</text:span></text:span></text:p>
      <text:p text:style-name="P70"><text:span text:style-name="Source_20_Text"><text:span text:style-name="T1"/></text:span></text:p>
      <text:p text:style-name="P70"><text:span text:style-name="Source_20_Text"><text:span text:style-name="T1">[] Have a local team of DoD software experts who are capable of modifying or extending the software through source code or API access</text:span></text:span></text:p>
      <text:p text:style-name="P70"><text:span text:style-name="Source_20_Text"><text:span text:style-name="T1"/></text:span></text:p>
      <text:p text:style-name="P70"><text:span text:style-name="Source_20_Text"><text:span text:style-name="T1">[] Separate development of mission level software from development of IA-accredited platforms</text:span></text:span></text:p>
      <text:p text:style-name="P70"><text:span text:style-name="Source_20_Text"><text:span text:style-name="T1"/></text:span></text:p>
      <text:p text:style-name="P70"><text:span text:style-name="Source_20_Text"><text:span text:style-name="T1"/></text:span></text:p>
      <text:p text:style-name="P71"><text:span text:style-name="Source_20_Text"><text:span text:style-name="T51">[Metrics for monitoring programs performance]</text:span></text:span></text:p>
      <text:p text:style-name="P71"><text:span text:style-name="Source_20_Text"><text:span text:style-name="T19">[</text:span></text:span><text:span text:style-name="Source_20_Text"><text:span text:style-name="T1">] Time from program launch to deployment of simplest useful functionality.</text:span></text:span></text:p>
      <text:p text:style-name="P71"><text:span text:style-name="Source_20_Text"><text:span text:style-name="T1"/></text:span></text:p>
      <text:p text:style-name="P71"><text:span text:style-name="Source_20_Text"><text:span text:style-name="T1">[] Time to field high priority functions (spec → ops) or fix newly found security holes</text:span></text:span></text:p>
      <text:p text:style-name="P71"><text:span text:style-name="Source_20_Text"><text:span text:style-name="T1"/></text:span></text:p>
      <text:p text:style-name="P71"><text:span text:style-name="Source_20_Text"><text:span text:style-name="T1">[] Time from code committed to code in use</text:span></text:span></text:p>
      <text:p text:style-name="P71"><text:span text:style-name="Source_20_Text"><text:span text:style-name="T1"/></text:span></text:p>
      <text:p text:style-name="P71"><text:span text:style-name="Source_20_Text"><text:span text:style-name="T1">[] Time required for regression tests (automated) and cybersecurity audit/penetration tests</text:span></text:span></text:p>
      <text:p text:style-name="P71"><text:span text:style-name="Source_20_Text"><text:span text:style-name="T1"/></text:span></text:p>
      <text:p text:style-name="P71"><text:span text:style-name="Source_20_Text"><text:span text:style-name="T1">[] Time required to restore service after outage</text:span></text:span></text:p>
      <text:p text:style-name="P71"><text:span text:style-name="Source_20_Text"><text:span text:style-name="T1"/></text:span></text:p>
      <text:p text:style-name="P71"><text:span text:style-name="Source_20_Text"><text:span text:style-name="T1">[] Automated test coverage of specs/code</text:span></text:span></text:p>
      <text:p text:style-name="P71"><text:span text:style-name="Source_20_Text"><text:span text:style-name="T1"/></text:span></text:p>
      <text:p text:style-name="P71"><text:span text:style-name="Source_20_Text"><text:span text:style-name="T1">[] Number of bugs caught in testing vs field use</text:span></text:span></text:p>
      <text:p text:style-name="P71"><text:span text:style-name="Source_20_Text"><text:span text:style-name="T1"/></text:span></text:p>
      <text:p text:style-name="P71"><text:span text:style-name="Source_20_Text"><text:span text:style-name="T1">[] Change failure rate (rollback deployed code)</text:span></text:span></text:p>
      <text:p text:style-name="P71"><text:span text:style-name="Source_20_Text"><text:span text:style-name="T1"/></text:span></text:p>
      <text:p text:style-name="P71"><text:span text:style-name="Source_20_Text"><text:span text:style-name="T1">[] Percentage of code available to DOD for inspection/rebuild</text:span></text:span></text:p>
      <text:p text:style-name="P71"><text:span text:style-name="Source_20_Text"><text:span text:style-name="T1"/></text:span></text:p>
      <text:p text:style-name="P71"><text:span text:style-name="Source_20_Text"><text:span text:style-name="T1">[] Complexity metrics</text:span></text:span></text:p>
      <text:p text:style-name="P71"><text:span text:style-name="Source_20_Text"><text:span text:style-name="T1"/></text:span></text:p>
      <text:p text:style-name="P71"><text:span text:style-name="Source_20_Text"><text:span text:style-name="T1">[] Development plan/environment metrics</text:span></text:span></text:p>
      <text:p text:style-name="P71"><text:span text:style-name="Source_20_Text"><text:span text:style-name="T1"/></text:span></text:p>
      <text:p text:style-name="P71"><text:span text:style-name="Source_20_Text"><text:span text:style-name="T1"/></text:span></text:p>
      <text:p text:style-name="P71"><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Arial-BoldMT" svg:font-family="Arial-BoldMT" style:font-family-generic="roman" style:font-pitch="variable"/>
    <style:font-face style:name="Arial-ItalicMT" svg:font-family="Arial-ItalicMT" style:font-family-generic="roman" style:font-pitch="variable"/>
    <style:font-face style:name="ArialMT" svg:font-family="Arial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04T09:37:24.624040149</dc:date>
    <meta:editing-cycles>1584</meta:editing-cycles>
    <meta:editing-duration>P5DT23H6M</meta:editing-duration>
    <meta:generator>LibreOffice/6.0.7.3$Linux_X86_64 LibreOffice_project/00m0$Build-3</meta:generator>
    <meta:document-statistic meta:table-count="1" meta:image-count="0" meta:object-count="0" meta:page-count="21" meta:paragraph-count="337" meta:word-count="7989" meta:character-count="52180" meta:non-whitespace-character-count="44510"/>
  </office:meta>
</office:document-meta>
</file>